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3940790.8065956" calcext:value-type="float">
            <text:p><text:s/>43,940,791 <text:s/></text:p>
          </table:table-cell>
          <table:table-cell table:style-name="ce42" office:value-type="float" office:value="5351195.66" calcext:value-type="float">
            <text:p><text:s/>5,351,196 <text:s/></text:p>
          </table:table-cell>
          <table:table-cell table:style-name="ce42" office:value-type="float" office:value="31009620.0021511" calcext:value-type="float">
            <text:p><text:s/>31,009,620 <text:s/></text:p>
          </table:table-cell>
          <table:table-cell table:style-name="ce42" office:value-type="float" office:value="198939.633333333" calcext:value-type="float">
            <text:p><text:s/>198,940 <text:s/></text:p>
          </table:table-cell>
          <table:table-cell table:style-name="ce42" office:value-type="float" office:value="7246192.17777778" calcext:value-type="float">
            <text:p><text:s/>7,246,19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843.333333333" calcext:value-type="float">
            <text:p><text:s/>134,84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57344.6777777778" calcext:value-type="float">
            <text:p><text:s/>57,3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2.23333333333" calcext:value-type="float">
            <text:p><text:s/>2,3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032.4444444444" calcext:value-type="float">
            <text:p><text:s/>55,03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322230.512135711" calcext:value-type="float">
            <text:p><text:s/>-322,231 <text:s/></text:p>
          </table:table-cell>
          <table:table-cell table:style-name="ce42" office:value-type="float" office:value="186973.056666667" calcext:value-type="float">
            <text:p><text:s/>186,973 <text:s/></text:p>
          </table:table-cell>
          <table:table-cell table:style-name="ce42" office:value-type="float" office:value="-471815.073272499" calcext:value-type="float">
            <text:p><text:s/>-471,815 <text:s/></text:p>
          </table:table-cell>
          <table:table-cell table:style-name="ce42" office:value-type="float" office:value="-22368.1555555556" calcext:value-type="float">
            <text:p><text:s/>-22,368 <text:s/></text:p>
          </table:table-cell>
          <table:table-cell table:style-name="ce42" office:value-type="float" office:value="28956.771136788" calcext:value-type="float">
            <text:p><text:s/>28,95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43977.111111111" calcext:value-type="float">
            <text:p><text:s/>-43,97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44205676.6409535" calcext:value-type="float">
            <text:p><text:s/>44,205,677 <text:s/></text:p>
          </table:table-cell>
          <table:table-cell table:style-name="ce43" office:value-type="float" office:value="5164222.60333333" calcext:value-type="float">
            <text:p><text:s/>5,164,223 <text:s/></text:p>
          </table:table-cell>
          <table:table-cell table:style-name="ce43" office:value-type="float" office:value="31481435.0754236" calcext:value-type="float">
            <text:p><text:s/>31,481,435 <text:s/></text:p>
          </table:table-cell>
          <table:table-cell table:style-name="ce43" office:value-type="float" office:value="218995.555555556" calcext:value-type="float">
            <text:p><text:s/>218,996 <text:s/></text:p>
          </table:table-cell>
          <table:table-cell table:style-name="ce43" office:value-type="float" office:value="7217235.40664099" calcext:value-type="float">
            <text:p><text:s/>7,217,235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23788" calcext:value-type="float">
            <text:p><text:s/>123,788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17641.267581922" calcext:value-type="float">
            <text:p><text:s/>-17,641 <text:s/></text:p>
          </table:table-cell>
          <table:table-cell table:style-name="ce43" office:value-type="float" office:value="-26542.1966666668" calcext:value-type="float">
            <text:p><text:s/>-26,542 <text:s/></text:p>
          </table:table-cell>
          <table:table-cell table:style-name="ce43" office:value-type="float" office:value="539963.834090058" calcext:value-type="float">
            <text:p><text:s/>539,964 <text:s/></text:p>
          </table:table-cell>
          <table:table-cell table:style-name="ce43" office:value-type="float" office:value="201.955555555553" calcext:value-type="float">
            <text:p><text:s/>202 <text:s/></text:p>
          </table:table-cell>
          <table:table-cell table:style-name="ce43" office:value-type="float" office:value="-62085.971671979" calcext:value-type="float">
            <text:p><text:s/>-62,086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469178.888888889" calcext:value-type="float">
            <text:p><text:s/>-469,179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43950153.3357532" calcext:value-type="float">
            <text:p><text:s/>43,950,153 <text:s/></text:p>
          </table:table-cell>
          <table:table-cell table:style-name="ce42" office:value-type="float" office:value="5190764.8" calcext:value-type="float">
            <text:p><text:s/>5,190,765 <text:s/></text:p>
          </table:table-cell>
          <table:table-cell table:style-name="ce42" office:value-type="float" office:value="25812507.0530272" calcext:value-type="float">
            <text:p><text:s/>25,812,5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79321.37831297" calcext:value-type="float">
            <text:p><text:s/>7,279,3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24935.33333333" calcext:value-type="float">
            <text:p><text:s/>4,524,9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805036.33740111" calcext:value-type="float">
            <text:p><text:s/>6,805,036 <text:s/></text:p>
          </table:table-cell>
          <table:table-cell table:style-name="ce42" office:value-type="float" office:value="5190764.8" calcext:value-type="float">
            <text:p><text:s/>5,190,765 <text:s/></text:p>
          </table:table-cell>
          <table:table-cell table:style-name="ce42" office:value-type="float" office:value="1614271.53740111" calcext:value-type="float">
            <text:p><text:s/>1,614,2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5948347.55444444" calcext:value-type="float">
            <text:p><text:s/>5,948,3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23412.22111111" calcext:value-type="float">
            <text:p><text:s/>1,423,4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524935.33333333" calcext:value-type="float">
            <text:p><text:s/>4,524,9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0772365.8763299" calcext:value-type="float">
            <text:p><text:s/>20,772,3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702807.4313502" calcext:value-type="float">
            <text:p><text:s/>13,702,8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069558.44497964" calcext:value-type="float">
            <text:p><text:s/>7,069,5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813947.164444445" calcext:value-type="float">
            <text:p><text:s/>813,9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13947.164444445" calcext:value-type="float">
            <text:p><text:s/>813,9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610456.40313332" calcext:value-type="float">
            <text:p><text:s/>9,610,45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8258068.69872029" calcext:value-type="float">
            <text:p><text:s/>8,258,069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209762.933333333" calcext:value-type="float">
            <text:p><text:s/>209,76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8492146.76255556" calcext:value-type="float">
            <text:p><text:s/>8,492,1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882018.55555556" calcext:value-type="float">
            <text:p><text:s/>4,882,0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8492146.76255556" calcext:value-type="float">
            <text:p><text:s/>8,492,1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882018.55555556" calcext:value-type="float">
            <text:p><text:s/>4,882,0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285551.21333333" calcext:value-type="float">
            <text:p><text:s/>1,285,55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28015.579333333" calcext:value-type="float">
            <text:p><text:s/>628,01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57535.634" calcext:value-type="float">
            <text:p><text:s/>657,536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29532.578" calcext:value-type="float">
            <text:p><text:s/>129,53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91455" calcext:value-type="float">
            <text:p><text:s/>91,45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350227.54400446" calcext:value-type="float">
            <text:p><text:s/>7,350,22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128964.18830638" calcext:value-type="float">
            <text:p><text:s/>5,128,964 <text:s/></text:p>
          </table:table-cell>
          <table:table-cell table:style-name="ce44" office:value-type="float" office:value="218793.6" calcext:value-type="float">
            <text:p><text:s/>218,794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858595.111111111" calcext:value-type="float">
            <text:p><text:s/>858,59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042097.0884489" calcext:value-type="float">
            <text:p><text:s/>7,042,09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5128964.18830638" calcext:value-type="float">
            <text:p><text:s/>5,128,964 <text:s/></text:p>
          </table:table-cell>
          <table:table-cell table:style-name="ce44" office:value-type="float" office:value="191970.588888889" calcext:value-type="float">
            <text:p><text:s/>191,971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577287.666666667" calcext:value-type="float">
            <text:p><text:s/>577,288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7042097.0884489" calcext:value-type="float">
            <text:p><text:s/>7,042,0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28964.18830638" calcext:value-type="float">
            <text:p><text:s/>5,128,964 <text:s/></text:p>
          </table:table-cell>
          <table:table-cell table:style-name="ce42" office:value-type="float" office:value="191970.588888889" calcext:value-type="float">
            <text:p><text:s/>191,97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7287.666666667" calcext:value-type="float">
            <text:p><text:s/>577,28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55742.80192" calcext:value-type="float">
            <text:p><text:s/>55,7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5742.80192" calcext:value-type="float">
            <text:p><text:s/>55,7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42980.067686435" calcext:value-type="float">
            <text:p><text:s/>542,98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2980.067686435" calcext:value-type="float">
            <text:p><text:s/>542,9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40032.686558606" calcext:value-type="float">
            <text:p><text:s/>540,03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0032.686558606" calcext:value-type="float">
            <text:p><text:s/>540,0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2228300.43997595" calcext:value-type="float">
            <text:p><text:s/>2,228,3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22661.70664261" calcext:value-type="float">
            <text:p><text:s/>2,222,6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484558.91243872" calcext:value-type="float">
            <text:p><text:s/>1,484,55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84558.91243872" calcext:value-type="float">
            <text:p><text:s/>1,484,5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85936.5534675936" calcext:value-type="float">
            <text:p>( 85,937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5936.5534675936" calcext:value-type="float">
            <text:p>( 85,93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1398622.35897112" calcext:value-type="float">
            <text:p>( 1,398,622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398622.35897112" calcext:value-type="float">
            <text:p>( 1,398,62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582885.444462252" calcext:value-type="float">
            <text:p><text:s/>582,8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82885.444462252" calcext:value-type="float">
            <text:p><text:s/>582,8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153957.395394979" calcext:value-type="float">
            <text:p><text:s/>153,9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957.395394979" calcext:value-type="float">
            <text:p><text:s/>153,95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6898.68768" calcext:value-type="float">
            <text:p><text:s/>6,899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259.95434666667" calcext:value-type="float">
            <text:p><text:s/>1,260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9503.90741333333" calcext:value-type="float">
            <text:p><text:s/>9,5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03.90741333333" calcext:value-type="float">
            <text:p><text:s/>9,50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647.12234666667" calcext:value-type="float">
            <text:p><text:s/>4,64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47.12234666667" calcext:value-type="float">
            <text:p><text:s/>4,6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05240.95687111" calcext:value-type="float">
            <text:p><text:s/>1,605,2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5240.95687111" calcext:value-type="float">
            <text:p><text:s/>1,605,24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38417.07363556" calcext:value-type="float">
            <text:p><text:s/>1,338,4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38417.07363556" calcext:value-type="float">
            <text:p><text:s/>1,338,4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66823.883235556" calcext:value-type="float">
            <text:p><text:s/>266,8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6823.883235556" calcext:value-type="float">
            <text:p><text:s/>266,8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908829.64286253" calcext:value-type="float">
            <text:p><text:s/>1,908,8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35.47605333333" calcext:value-type="float">
            <text:p><text:s/>1,335 <text:s/></text:p>
          </table:table-cell>
          <table:table-cell table:style-name="ce42" office:value-type="float" office:value="191970.588888889" calcext:value-type="float">
            <text:p><text:s/>191,97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7287.666666667" calcext:value-type="float">
            <text:p><text:s/>577,28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907556.99347586" calcext:value-type="float">
            <text:p><text:s/>1,907,55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2.8266666666667" calcext:value-type="float">
            <text:p><text:s/>63 <text:s/></text:p>
          </table:table-cell>
          <table:table-cell table:style-name="ce42" office:value-type="float" office:value="191970.588888889" calcext:value-type="float">
            <text:p><text:s/>191,97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7287.666666667" calcext:value-type="float">
            <text:p><text:s/>577,28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272.64938666667" calcext:value-type="float">
            <text:p><text:s/>1,27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2.64938666667" calcext:value-type="float">
            <text:p><text:s/>1,2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146819.462814277" calcext:value-type="float">
            <text:p><text:s/>146,81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6819.462814277" calcext:value-type="float">
            <text:p><text:s/>146,81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308130.455555556" calcext:value-type="float">
            <text:p><text:s/>308,13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823.0111111111" calcext:value-type="float">
            <text:p><text:s/>26,8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1307.444444444" calcext:value-type="float">
            <text:p><text:s/>281,3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308130.455555556" calcext:value-type="float">
            <text:p><text:s/>308,13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823.0111111111" calcext:value-type="float">
            <text:p><text:s/>26,82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1307.444444444" calcext:value-type="float">
            <text:p><text:s/>281,3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23450203.819607" calcext:value-type="float">
            <text:p><text:s/>123,450,2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703452.5001975" calcext:value-type="float">
            <text:p><text:s/>88,703,4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563016.3820315" calcext:value-type="float">
            <text:p><text:s/>32,563,0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7274355.16" calcext:value-type="float">
            <text:p><text:s/>87,274,3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509761.7779685" calcext:value-type="float">
            <text:p><text:s/>57,509,7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764593.3820315" calcext:value-type="float">
            <text:p><text:s/>29,764,5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2579373.965445" calcext:value-type="float">
            <text:p><text:s/>2,579,3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79373.965445" calcext:value-type="float">
            <text:p><text:s/>2,579,3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33596474.694162" calcext:value-type="float">
            <text:p><text:s/>33,596,4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614316.756784" calcext:value-type="float">
            <text:p><text:s/>28,614,3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98423" calcext:value-type="float">
            <text:p><text:s/>2,798,4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21822551.44522" calcext:value-type="float">
            <text:p><text:s/>21,822,5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931138.44522" calcext:value-type="float">
            <text:p><text:s/>19,931,1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1413" calcext:value-type="float">
            <text:p><text:s/>1,891,41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21822551.44522" calcext:value-type="float">
            <text:p><text:s/>21,822,55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9931138.44522" calcext:value-type="float">
            <text:p><text:s/>19,931,13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891413" calcext:value-type="float">
            <text:p><text:s/>1,891,41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41" office:value-type="float" office:value="70233.522306361" calcext:value-type="float">
            <text:p><text:s/>70,234 <text:s/></text:p>
          </table:table-cell>
          <table:table-cell table:style-name="ce41" office:value-type="float" office:value="9054" calcext:value-type="float">
            <text:p><text:s/>9,054 <text:s/></text:p>
          </table:table-cell>
          <table:table-cell table:style-name="ce41" office:value-type="float" office:value="61179.522306361" calcext:value-type="float">
            <text:p><text:s/>61,180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1771857.5336014" calcext:value-type="float">
            <text:p><text:s/>71,771,858 <text:s/></text:p>
          </table:table-cell>
          <table:table-cell table:style-name="ce42" office:value-type="float" office:value="50083229" calcext:value-type="float">
            <text:p><text:s/>50,083,2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2481.465" calcext:value-type="float">
            <text:p><text:s/>352,48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75223.58822" calcext:value-type="float">
            <text:p><text:s/>2,275,22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485133.0109223" calcext:value-type="float">
            <text:p><text:s/>19,485,1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8564.43792" calcext:value-type="float">
            <text:p><text:s/>58,56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3819.86666667" calcext:value-type="float">
            <text:p><text:s/>1,303,8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66592.88888889" calcext:value-type="float">
            <text:p><text:s/>2,666,5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3757.313114008" calcext:value-type="float">
            <text:p><text:s/>933,757 <text:s/></text:p>
          </table:table-cell>
          <table:table-cell table:style-name="ce42" office:value-type="float" office:value="912541" calcext:value-type="float">
            <text:p><text:s/>912,541 <text:s/></text:p>
          </table:table-cell>
          <table:table-cell table:style-name="ce42" office:value-type="float" office:value="31.9526284534" calcext:value-type="float">
            <text:p><text:s/>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00000029403" calcext:value-type="float">
            <text:p><text:s/>-0 <text:s/></text:p>
          </table:table-cell>
          <table:table-cell table:style-name="ce42" office:value-type="float" office:value="96455.21109" calcext:value-type="float">
            <text:p><text:s/>96,45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7452787.9763159" calcext:value-type="float">
            <text:p><text:s/>47,452,788 <text:s/></text:p>
          </table:table-cell>
          <table:table-cell table:style-name="ce43" office:value-type="float" office:value="49179742" calcext:value-type="float">
            <text:p><text:s/>49,179,742 <text:s/></text:p>
          </table:table-cell>
          <table:table-cell table:style-name="ce43" office:value-type="float" office:value="61147.5696779076" calcext:value-type="float">
            <text:p><text:s/>61,148 <text:s/></text:p>
          </table:table-cell>
          <table:table-cell table:style-name="ce43" office:value-type="float" office:value="352481.465" calcext:value-type="float">
            <text:p><text:s/>352,481 <text:s/></text:p>
          </table:table-cell>
          <table:table-cell table:style-name="ce43" office:value-type="float" office:value="0.000000000029403" calcext:value-type="float">
            <text:p><text:s/>0 <text:s/></text:p>
          </table:table-cell>
          <table:table-cell table:style-name="ce43" office:value-type="float" office:value="2120203.93921" calcext:value-type="float">
            <text:p><text:s/>2,120,20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40597.15073889" calcext:value-type="float">
            <text:p><text:s/>6,540,5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9914.16185" calcext:value-type="float">
            <text:p><text:s/>329,91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0.0000000000197" calcext:value-type="float">
            <text:p><text:s/>-0 <text:s/></text:p>
          </table:table-cell>
          <table:table-cell table:style-name="ce43" office:value-type="float" office:value="-0.00000000001198" calcext:value-type="float">
            <text:p><text:s/>-0 <text:s/></text:p>
          </table:table-cell>
          <table:table-cell table:style-name="ce43" office:value-type="float" office:value="0.00000000000077" calcext:value-type="float">
            <text:p><text:s/>0 <text:s/></text:p>
          </table:table-cell>
          <table:table-cell table:style-name="ce43" office:value-type="float" office:value="-615375.244427416" calcext:value-type="float">
            <text:p><text:s/>-615,375 <text:s/></text:p>
          </table:table-cell>
          <table:table-cell table:style-name="ce43" office:value-type="float" office:value="-122556" calcext:value-type="float">
            <text:p><text:s/>-122,556 <text:s/></text:p>
          </table:table-cell>
          <table:table-cell table:style-name="ce43" office:value-type="float" office:value="-13.8469423806" calcext:value-type="float">
            <text:p><text:s/>-14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10115.4207728142" calcext:value-type="float">
            <text:p><text:s/>-10,11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341898.835024675" calcext:value-type="float">
            <text:p><text:s/>341,899 <text:s/></text:p>
          </table:table-cell>
          <table:table-cell table:style-name="ce42" office:value-type="float" office:value="648775.906965597" calcext:value-type="float">
            <text:p><text:s/>648,776 <text:s/></text:p>
          </table:table-cell>
          <table:table-cell table:style-name="ce42" office:value-type="float" office:value="151950.029089423" calcext:value-type="float">
            <text:p><text:s/>151,950 <text:s/></text:p>
          </table:table-cell>
          <table:table-cell table:style-name="ce42" office:value-type="float" office:value="51818970.8671205" calcext:value-type="float">
            <text:p><text:s/>51,818,971 <text:s/></text:p>
          </table:table-cell>
          <table:table-cell table:style-name="ce42" office:value-type="float" office:value="49302298" calcext:value-type="float">
            <text:p><text:s/>49,302,298 <text:s/></text:p>
          </table:table-cell>
          <table:table-cell table:style-name="ce42" office:value-type="float" office:value="61161.4166202882" calcext:value-type="float">
            <text:p><text:s/>61,161 <text:s/></text:p>
          </table:table-cell>
          <table:table-cell table:style-name="ce42" office:value-type="float" office:value="352481.465" calcext:value-type="float">
            <text:p><text:s/>352,481 <text:s/></text:p>
          </table:table-cell>
          <table:table-cell table:style-name="ce42" office:value-type="float" office:value="39786.6962230323" calcext:value-type="float">
            <text:p><text:s/>39,78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715940.8816203" calcext:value-type="float">
            <text:p><text:s/>49,715,941 <text:s/></text:p>
          </table:table-cell>
          <table:table-cell table:style-name="ce42" office:value-type="float" office:value="49302298" calcext:value-type="float">
            <text:p><text:s/>49,302,298 <text:s/></text:p>
          </table:table-cell>
          <table:table-cell table:style-name="ce42" office:value-type="float" office:value="61161.4166202882" calcext:value-type="float">
            <text:p><text:s/>61,161 <text:s/></text:p>
          </table:table-cell>
          <table:table-cell table:style-name="ce42" office:value-type="float" office:value="352481.465" calcext:value-type="float">
            <text:p><text:s/>352,48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2443.46666667" calcext:value-type="float">
            <text:p><text:s/>1,752,44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18.13333333333" calcext:value-type="float">
            <text:p><text:s/>3,2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41898.835024675" calcext:value-type="float">
            <text:p><text:s/>341,899 <text:s/></text:p>
          </table:table-cell>
          <table:table-cell table:style-name="ce43" office:value-type="float" office:value="648775.906965597" calcext:value-type="float">
            <text:p><text:s/>648,776 <text:s/></text:p>
          </table:table-cell>
          <table:table-cell table:style-name="ce43" office:value-type="float" office:value="151950.029089423" calcext:value-type="float">
            <text:p><text:s/>151,950 <text:s/></text:p>
          </table:table-cell>
          <table:table-cell table:style-name="ce43" office:value-type="float" office:value="347368.385500247" calcext:value-type="float">
            <text:p><text:s/>347,36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9786.6962230323" calcext:value-type="float">
            <text:p><text:s/>39,787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428356.06666667" calcext:value-type="float">
            <text:p><text:s/>1,428,356 <text:s/></text:p>
          </table:table-cell>
          <table:table-cell table:style-name="ce42" office:value-type="float" office:value="1879443.94633333" calcext:value-type="float">
            <text:p><text:s/>1,879,444 <text:s/></text:p>
          </table:table-cell>
          <table:table-cell table:style-name="ce42" office:value-type="float" office:value="302328.194" calcext:value-type="float">
            <text:p><text:s/>302,328 <text:s/></text:p>
          </table:table-cell>
          <table:table-cell table:style-name="ce42" office:value-type="float" office:value="57243368.6629887" calcext:value-type="float">
            <text:p><text:s/>57,243,36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92758.36399867" calcext:value-type="float">
            <text:p><text:s/>2,492,758 <text:s/></text:p>
          </table:table-cell>
          <table:table-cell table:style-name="ce42" office:value-type="float" office:value="1607342.92236" calcext:value-type="float">
            <text:p><text:s/>1,607,34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428356.06666667" calcext:value-type="float">
            <text:p><text:s/>1,428,356 <text:s/></text:p>
          </table:table-cell>
          <table:table-cell table:style-name="ce42" office:value-type="float" office:value="1879443.94633333" calcext:value-type="float">
            <text:p><text:s/>1,879,444 <text:s/></text:p>
          </table:table-cell>
          <table:table-cell table:style-name="ce42" office:value-type="float" office:value="302328.194" calcext:value-type="float">
            <text:p><text:s/>302,328 <text:s/></text:p>
          </table:table-cell>
          <table:table-cell table:style-name="ce42" office:value-type="float" office:value="52089317.8401193" calcext:value-type="float">
            <text:p><text:s/>52,089,3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92758.36399867" calcext:value-type="float">
            <text:p><text:s/>2,492,758 <text:s/></text:p>
          </table:table-cell>
          <table:table-cell table:style-name="ce42" office:value-type="float" office:value="1305846.616824" calcext:value-type="float">
            <text:p><text:s/>1,305,84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154050.82286933" calcext:value-type="float">
            <text:p><text:s/>5,154,05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01496.305536" calcext:value-type="float">
            <text:p><text:s/>301,4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24783.533333333" calcext:value-type="float">
            <text:p><text:s/>224,784 <text:s/></text:p>
          </table:table-cell>
          <table:table-cell table:style-name="ce42" office:value-type="float" office:value="974252.500666667" calcext:value-type="float">
            <text:p><text:s/>974,253 <text:s/></text:p>
          </table:table-cell>
          <table:table-cell table:style-name="ce42" office:value-type="float" office:value="86515.1793333333" calcext:value-type="float">
            <text:p><text:s/>86,515 <text:s/></text:p>
          </table:table-cell>
          <table:table-cell table:style-name="ce42" office:value-type="float" office:value="3281902.37498031" calcext:value-type="float">
            <text:p><text:s/>3,281,90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52660.9266356" calcext:value-type="float">
            <text:p><text:s/>2,452,661 <text:s/></text:p>
          </table:table-cell>
          <table:table-cell table:style-name="ce42" office:value-type="float" office:value="72655.5519996164" calcext:value-type="float">
            <text:p><text:s/>72,6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49.33333333333" calcext:value-type="float">
            <text:p><text:s/>2,54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81835.733333333" calcext:value-type="float">
            <text:p><text:s/>181,836 <text:s/></text:p>
          </table:table-cell>
          <table:table-cell table:style-name="ce42" office:value-type="float" office:value="359664.666666667" calcext:value-type="float">
            <text:p><text:s/>359,665 <text:s/></text:p>
          </table:table-cell>
          <table:table-cell table:style-name="ce42" office:value-type="float" office:value="86515.1793333333" calcext:value-type="float">
            <text:p><text:s/>86,515 <text:s/></text:p>
          </table:table-cell>
          <table:table-cell table:style-name="ce42" office:value-type="float" office:value="23691.7333333333" calcext:value-type="float">
            <text:p><text:s/>23,6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2947.8" calcext:value-type="float">
            <text:p><text:s/>42,948 <text:s/></text:p>
          </table:table-cell>
          <table:table-cell table:style-name="ce42" office:value-type="float" office:value="614587.834" calcext:value-type="float">
            <text:p><text:s/>614,58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.4" calcext:value-type="float">
            <text:p><text:s/>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52880.26183403" calcext:value-type="float">
            <text:p><text:s/>3,252,8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52660.9266356" calcext:value-type="float">
            <text:p><text:s/>2,452,661 <text:s/></text:p>
          </table:table-cell>
          <table:table-cell table:style-name="ce42" office:value-type="float" office:value="71806.30552" calcext:value-type="float">
            <text:p><text:s/>71,80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06.46666666667" calcext:value-type="float">
            <text:p><text:s/>1,7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20.17981294977" calcext:value-type="float">
            <text:p><text:s/>1,02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49.246479616438" calcext:value-type="float">
            <text:p><text:s/>84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2566.8666666667" calcext:value-type="float">
            <text:p><text:s/>12,567 <text:s/></text:p>
          </table:table-cell>
          <table:table-cell table:style-name="ce44" office:value-type="float" office:value="21005.5906666667" calcext:value-type="float">
            <text:p><text:s/>21,006 <text:s/></text:p>
          </table:table-cell>
          <table:table-cell table:style-name="ce44" office:value-type="float" office:value="4505.12066666667" calcext:value-type="float">
            <text:p><text:s/>4,50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849106.831641992" calcext:value-type="float">
            <text:p><text:s/>849,107 <text:s/></text:p>
          </table:table-cell>
          <table:table-cell table:style-name="ce44" office:value-type="float" office:value="235409.948034403" calcext:value-type="float">
            <text:p><text:s/>235,410 <text:s/></text:p>
          </table:table-cell>
          <table:table-cell table:style-name="ce44" office:value-type="float" office:value="59357.8649105773" calcext:value-type="float">
            <text:p><text:s/>59,358 <text:s/></text:p>
          </table:table-cell>
          <table:table-cell table:style-name="ce44" office:value-type="float" office:value="43670061.4908923" calcext:value-type="float">
            <text:p><text:s/>43,670,061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310.741140033049" calcext:value-type="float">
            <text:p><text:s/>311 <text:s/></text:p>
          </table:table-cell>
          <table:table-cell table:style-name="ce44" office:value-type="float" office:value="3335092.5684932" calcext:value-type="float">
            <text:p><text:s/>3,335,09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849106.831641992" calcext:value-type="float">
            <text:p><text:s/>849,107 <text:s/></text:p>
          </table:table-cell>
          <table:table-cell table:style-name="ce44" office:value-type="float" office:value="235409.948034403" calcext:value-type="float">
            <text:p><text:s/>235,410 <text:s/></text:p>
          </table:table-cell>
          <table:table-cell table:style-name="ce44" office:value-type="float" office:value="59357.8649105773" calcext:value-type="float">
            <text:p><text:s/>59,358 <text:s/></text:p>
          </table:table-cell>
          <table:table-cell table:style-name="ce44" office:value-type="float" office:value="18549858.9732609" calcext:value-type="float">
            <text:p><text:s/>18,549,859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310.741140033049" calcext:value-type="float">
            <text:p><text:s/>311 <text:s/></text:p>
          </table:table-cell>
          <table:table-cell table:style-name="ce44" office:value-type="float" office:value="1711638.2604632" calcext:value-type="float">
            <text:p><text:s/>1,711,6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849106.831641992" calcext:value-type="float">
            <text:p><text:s/>849,107 <text:s/></text:p>
          </table:table-cell>
          <table:table-cell table:style-name="ce42" office:value-type="float" office:value="235409.948034403" calcext:value-type="float">
            <text:p><text:s/>235,410 <text:s/></text:p>
          </table:table-cell>
          <table:table-cell table:style-name="ce42" office:value-type="float" office:value="59357.8649105773" calcext:value-type="float">
            <text:p><text:s/>59,358 <text:s/></text:p>
          </table:table-cell>
          <table:table-cell table:style-name="ce42" office:value-type="float" office:value="2776087.62333093" calcext:value-type="float">
            <text:p><text:s/>2,776,0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0.741140033049" calcext:value-type="float">
            <text:p><text:s/>311 <text:s/></text:p>
          </table:table-cell>
          <table:table-cell table:style-name="ce42" office:value-type="float" office:value="348331.543866539" calcext:value-type="float">
            <text:p><text:s/>348,3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514.8021" calcext:value-type="float">
            <text:p><text:s/>37,5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988.8021" calcext:value-type="float">
            <text:p><text:s/>2,9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7638.821423376" calcext:value-type="float">
            <text:p><text:s/>237,6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011.84289653881" calcext:value-type="float">
            <text:p><text:s/>6,0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3529.261033157" calcext:value-type="float">
            <text:p><text:s/>293,52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4.36391" calcext:value-type="float">
            <text:p><text:s/>7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436.8043833333" calcext:value-type="float">
            <text:p><text:s/>24,4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34.67105" calcext:value-type="float">
            <text:p><text:s/>2,8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27.31177666667" calcext:value-type="float">
            <text:p><text:s/>6,7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4.64511" calcext:value-type="float">
            <text:p><text:s/>1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371.25687092" calcext:value-type="float">
            <text:p><text:s/>106,3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13.30602" calcext:value-type="float">
            <text:p><text:s/>2,3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55.61439333333" calcext:value-type="float">
            <text:p><text:s/>3,7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85.08106" calcext:value-type="float">
            <text:p><text:s/>2,78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638.73333333333" calcext:value-type="float">
            <text:p><text:s/>5,63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9880.516876012" calcext:value-type="float">
            <text:p><text:s/>899,8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0.741140033049" calcext:value-type="float">
            <text:p><text:s/>311 <text:s/></text:p>
          </table:table-cell>
          <table:table-cell table:style-name="ce42" office:value-type="float" office:value="191578.1938" calcext:value-type="float">
            <text:p><text:s/>191,5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2450.89081648" calcext:value-type="float">
            <text:p><text:s/>602,4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702.4141" calcext:value-type="float">
            <text:p><text:s/>50,70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76680.073956352" calcext:value-type="float">
            <text:p>( 476,68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0702.4141" calcext:value-type="float">
            <text:p>( 50,70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25359.083526795" calcext:value-type="float">
            <text:p>( 125,359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11.733333333333" calcext:value-type="float">
            <text:p>( 41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326.014411116" calcext:value-type="float">
            <text:p><text:s/>111,32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0.741140033049" calcext:value-type="float">
            <text:p><text:s/>3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671.2986150827" calcext:value-type="float">
            <text:p><text:s/>40,67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5638.73333333333" calcext:value-type="float">
            <text:p><text:s/>5,639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45432.313033333" calcext:value-type="float">
            <text:p><text:s/>145,43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40875.7797" calcext:value-type="float">
            <text:p><text:s/>140,8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027.221167778" calcext:value-type="float">
            <text:p><text:s/>110,0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93.04339" calcext:value-type="float">
            <text:p><text:s/>3,29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933.0456733333" calcext:value-type="float">
            <text:p><text:s/>46,93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138.91234" calcext:value-type="float">
            <text:p><text:s/>3,13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71151.3602366667" calcext:value-type="float">
            <text:p><text:s/>71,15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740.69357" calcext:value-type="float">
            <text:p><text:s/>3,74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5740.446583333" calcext:value-type="float">
            <text:p><text:s/>245,7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08.11325" calcext:value-type="float">
            <text:p><text:s/>8,0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1983.1333333333" calcext:value-type="float">
            <text:p><text:s/>41,98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3757.31325" calcext:value-type="float">
            <text:p><text:s/>203,7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08.11325" calcext:value-type="float">
            <text:p><text:s/>8,00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803.27813333333" calcext:value-type="float">
            <text:p>( 5,80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682.7448" calcext:value-type="float">
            <text:p>( 5,683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191.1996" calcext:value-type="float">
            <text:p>( 3,191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983.5996" calcext:value-type="float">
            <text:p>( 1,98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843468.098308659" calcext:value-type="float">
            <text:p><text:s/>843,468 <text:s/></text:p>
          </table:table-cell>
          <table:table-cell table:style-name="ce42" office:value-type="float" office:value="235409.948034403" calcext:value-type="float">
            <text:p><text:s/>235,410 <text:s/></text:p>
          </table:table-cell>
          <table:table-cell table:style-name="ce42" office:value-type="float" office:value="59357.8649105773" calcext:value-type="float">
            <text:p><text:s/>59,358 <text:s/></text:p>
          </table:table-cell>
          <table:table-cell table:style-name="ce42" office:value-type="float" office:value="308982.212546667" calcext:value-type="float">
            <text:p><text:s/>308,9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482.48188" calcext:value-type="float">
            <text:p><text:s/>17,4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843468.098308659" calcext:value-type="float">
            <text:p><text:s/>843,468 <text:s/></text:p>
          </table:table-cell>
          <table:table-cell table:style-name="ce42" office:value-type="float" office:value="235409.948034403" calcext:value-type="float">
            <text:p><text:s/>235,410 <text:s/></text:p>
          </table:table-cell>
          <table:table-cell table:style-name="ce42" office:value-type="float" office:value="59357.8649105773" calcext:value-type="float">
            <text:p><text:s/>59,358 <text:s/></text:p>
          </table:table-cell>
          <table:table-cell table:style-name="ce42" office:value-type="float" office:value="261941.216933333" calcext:value-type="float">
            <text:p><text:s/>261,9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025.2196" calcext:value-type="float">
            <text:p><text:s/>10,02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040.9956133333" calcext:value-type="float">
            <text:p><text:s/>47,0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457.26228" calcext:value-type="float">
            <text:p><text:s/>7,45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7680.26691666667" calcext:value-type="float">
            <text:p>( 7,68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5461.60025" calcext:value-type="float">
            <text:p>( 5,462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920.0245577778" calcext:value-type="float">
            <text:p><text:s/>62,9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05.54678" calcext:value-type="float">
            <text:p><text:s/>3,906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9319.42328333333" calcext:value-type="float">
            <text:p><text:s/>9,31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928.48995" calcext:value-type="float">
            <text:p><text:s/>2,9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633.8283074453" calcext:value-type="float">
            <text:p><text:s/>64,63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17.6885" calcext:value-type="float">
            <text:p><text:s/>3,4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947.6959377778" calcext:value-type="float">
            <text:p><text:s/>35,9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44.01816" calcext:value-type="float">
            <text:p><text:s/>6,4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6647.3339566667" calcext:value-type="float">
            <text:p><text:s/>96,6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813.46729" calcext:value-type="float">
            <text:p><text:s/>85,8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8.413333352" calcext:value-type="float">
            <text:p><text:s/>7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739.5161433333" calcext:value-type="float">
            <text:p><text:s/>72,7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8.18281" calcext:value-type="float">
            <text:p><text:s/>80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0412.7127466667" calcext:value-type="float">
            <text:p><text:s/>40,41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12344.0147672" calcext:value-type="float">
            <text:p><text:s/>13,012,3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907.2852561111" calcext:value-type="float">
            <text:p><text:s/>78,9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889.7777777778" calcext:value-type="float">
            <text:p><text:s/>98,8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724131.7036561" calcext:value-type="float">
            <text:p><text:s/>12,724,1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907.2852561111" calcext:value-type="float">
            <text:p><text:s/>78,9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717.2" calcext:value-type="float">
            <text:p><text:s/>27,71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1605.333333333" calcext:value-type="float">
            <text:p><text:s/>161,60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1012.002826667" calcext:value-type="float">
            <text:p><text:s/>481,0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1.55456" calcext:value-type="float">
            <text:p><text:s/>1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9410.2694933333" calcext:value-type="float">
            <text:p><text:s/>99,4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1.55456" calcext:value-type="float">
            <text:p><text:s/>17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381601.733333333" calcext:value-type="float">
            <text:p><text:s/>381,60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7981.95568364" calcext:value-type="float">
            <text:p><text:s/>1,067,9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794.5001280822" calcext:value-type="float">
            <text:p><text:s/>71,7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7397.838899193" calcext:value-type="float">
            <text:p><text:s/>487,3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336.1277880822" calcext:value-type="float">
            <text:p><text:s/>71,3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67.6" calcext:value-type="float">
            <text:p><text:s/>6,8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86.8" calcext:value-type="float">
            <text:p><text:s/>13,0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569.6" calcext:value-type="float">
            <text:p><text:s/>10,5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10.33333333333" calcext:value-type="float">
            <text:p><text:s/>5,0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1511.108871111" calcext:value-type="float">
            <text:p><text:s/>401,5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5.99776" calcext:value-type="float">
            <text:p><text:s/>38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3538.67458" calcext:value-type="float">
            <text:p><text:s/>143,53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72.37458" calcext:value-type="float">
            <text:p><text:s/>72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12433.37665247" calcext:value-type="float">
            <text:p><text:s/>1,212,433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12433.37665247" calcext:value-type="float">
            <text:p><text:s/>1,212,4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120202.5176313" calcext:value-type="float">
            <text:p><text:s/>25,120,2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23454.30803" calcext:value-type="float">
            <text:p><text:s/>1,623,4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120202.5176313" calcext:value-type="float">
            <text:p><text:s/>25,120,2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23454.30803" calcext:value-type="float">
            <text:p><text:s/>1,623,4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1253028.7746967" calcext:value-type="float">
            <text:p>( 21,253,02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623454.30803" calcext:value-type="float">
            <text:p>( 1,623,45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735151.905054" calcext:value-type="float">
            <text:p><text:s/>735,152 <text:s/></text:p>
          </table:table-cell>
          <table:table-cell table:style-name="ce42" office:value-type="float" office:value="1199715.819619" calcext:value-type="float">
            <text:p><text:s/>1,199,716 <text:s/></text:p>
          </table:table-cell>
          <table:table-cell table:style-name="ce42" office:value-type="float" office:value="248867.212705" calcext:value-type="float">
            <text:p><text:s/>248,867 <text:s/></text:p>
          </table:table-cell>
          <table:table-cell table:style-name="ce42" office:value-type="float" office:value="8011069.322088" calcext:value-type="float">
            <text:p><text:s/>8,011,06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852.35521" calcext:value-type="float">
            <text:p><text:s/>196,8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603513.718" calcext:value-type="float">
            <text:p><text:s/>6,603,51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60.781075" calcext:value-type="float">
            <text:p><text:s/>8,4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735151.905054" calcext:value-type="float">
            <text:p><text:s/>735,152 <text:s/></text:p>
          </table:table-cell>
          <table:table-cell table:style-name="ce42" office:value-type="float" office:value="1199715.819619" calcext:value-type="float">
            <text:p><text:s/>1,199,716 <text:s/></text:p>
          </table:table-cell>
          <table:table-cell table:style-name="ce42" office:value-type="float" office:value="248867.212705" calcext:value-type="float">
            <text:p><text:s/>248,867 <text:s/></text:p>
          </table:table-cell>
          <table:table-cell table:style-name="ce42" office:value-type="float" office:value="1399094.823013" calcext:value-type="float">
            <text:p><text:s/>1,399,09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852.35521" calcext:value-type="float">
            <text:p><text:s/>196,8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32592.281106" calcext:value-type="float">
            <text:p><text:s/>732,5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32592.281106" calcext:value-type="float">
            <text:p><text:s/>732,59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702697.5333333" calcext:value-type="float">
            <text:p><text:s/>14,702,6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83785.6" calcext:value-type="float">
            <text:p><text:s/>4,683,78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24305.77777778" calcext:value-type="float">
            <text:p><text:s/>1,124,30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666592.88888889" calcext:value-type="float">
            <text:p><text:s/>2,666,59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7193.266666667" calcext:value-type="float">
            <text:p><text:s/>377,193 <text:s/></text:p>
          </table:table-cell>
          <table:table-cell table:number-columns-repeated="2" table:style-name="ce42" office:value-type="float" office:value="-165622.34" calcext:value-type="float">
            <text:p><text:s/>-165,62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570.6666666666" calcext:value-type="float">
            <text:p><text:s/>60,571 <text:s/></text:p>
          </table:table-cell>
          <table:table-cell table:style-name="ce42" office:value-type="float" office:value="1935.16666666667" calcext:value-type="float">
            <text:p><text:s/>1,93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4325504.2666667" calcext:value-type="float">
            <text:p><text:s/>14,325,504 <text:s/></text:p>
          </table:table-cell>
          <table:table-cell table:number-columns-repeated="2" table:style-name="ce43" office:value-type="float" office:value="-4518163.26" calcext:value-type="float">
            <text:p><text:s/>-4,518,16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3851469.33333333" calcext:value-type="float">
            <text:p><text:s/>-3,851,469 <text:s/></text:p>
          </table:table-cell>
          <table:table-cell table:style-name="ce43" office:value-type="float" office:value="-1935.16666666667" calcext:value-type="float">
            <text:p><text:s/>-1,93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643511.73333333" calcext:value-type="float">
            <text:p><text:s/>3,643,512 <text:s/></text:p>
          </table:table-cell>
          <table:table-cell table:number-columns-repeated="2" table:style-name="ce42" office:value-type="float" office:value="103445.333333333" calcext:value-type="float">
            <text:p><text:s/>103,4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97.3333333333" calcext:value-type="float">
            <text:p><text:s/>11,39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1.73333333312" calcext:value-type="float">
            <text:p><text:s/>-2 <text:s/></text:p>
          </table:table-cell>
          <table:table-cell table:style-name="ce43" office:value-type="float" office:value="-29180.1466666662" calcext:value-type="float">
            <text:p><text:s/>-29,180 <text:s/></text:p>
          </table:table-cell>
          <table:table-cell table:style-name="ce43" office:value-type="float" office:value="-29180.1466666661" calcext:value-type="float">
            <text:p><text:s/>-29,18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2662.2222222223" calcext:value-type="float">
            <text:p><text:s/>22,662 <text:s/></text:p>
          </table:table-cell>
          <table:table-cell table:style-name="ce43" office:value-type="float" office:value="-6633.77777777778" calcext:value-type="float">
            <text:p><text:s/>-6,63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47580.2" calcext:value-type="float">
            <text:p><text:s/>8,947,580 <text:s/></text:p>
          </table:table-cell>
          <table:table-cell table:number-columns-repeated="2" table:style-name="ce42" office:value-type="float" office:value="13158235.0466667" calcext:value-type="float">
            <text:p><text:s/>13,158,23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57634.66666667" calcext:value-type="float">
            <text:p><text:s/>4,157,6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47580.2" calcext:value-type="float">
            <text:p><text:s/>8,947,580 <text:s/></text:p>
          </table:table-cell>
          <table:table-cell table:number-columns-repeated="2" table:style-name="ce42" office:value-type="float" office:value="8728681.788" calcext:value-type="float">
            <text:p><text:s/>8,728,6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57634.66666667" calcext:value-type="float">
            <text:p><text:s/>4,157,63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4429553.25866667" calcext:value-type="float">
            <text:p><text:s/>4,429,55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552.46666666667" calcext:value-type="float">
            <text:p><text:s/>3,55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835.6" calcext:value-type="float">
            <text:p><text:s/>1,8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706.46666666667" calcext:value-type="float">
            <text:p><text:s/>1,70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10.4" calcext:value-type="float">
            <text:p><text:s/>1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9629574.4666667" calcext:value-type="float">
            <text:p><text:s/>19,629,574 <text:s/></text:p>
          </table:table-cell>
          <table:table-cell table:number-columns-repeated="2" table:style-name="ce44" office:value-type="float" office:value="8562254.13333333" calcext:value-type="float">
            <text:p><text:s/>8,562,254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72105.777777778" calcext:value-type="float">
            <text:p><text:s/>272,106 <text:s/></text:p>
          </table:table-cell>
          <table:table-cell table:style-name="ce44" office:value-type="float" office:value="4696.72222222222" calcext:value-type="float">
            <text:p><text:s/>4,697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number-columns-repeated="2" table:style-name="ce44" office:value-type="float" office:value="8562254.13333333" calcext:value-type="float">
            <text:p><text:s/>8,562,254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72105.777777778" calcext:value-type="float">
            <text:p><text:s/>272,106 <text:s/></text:p>
          </table:table-cell>
          <table:table-cell table:style-name="ce44" office:value-type="float" office:value="4696.72222222222" calcext:value-type="float">
            <text:p><text:s/>4,6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582.33333333333" calcext:value-type="float">
            <text:p><text:s/>6,58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79.11111111111" calcext:value-type="float">
            <text:p><text:s/>1,479 <text:s/></text:p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2.5333333333333" calcext:value-type="float">
            <text:p><text:s/>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56.2" calcext:value-type="float">
            <text:p><text:s/>3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0.066666666667" calcext:value-type="float">
            <text:p><text:s/>1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2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6.6666666666667" calcext:value-type="float">
            <text:p><text:s/>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26.6666666666667" calcext:value-type="float">
            <text:p><text:s/>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8.1333333333333" calcext:value-type="float">
            <text:p><text:s/>3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2.44444444444" calcext:value-type="float">
            <text:p><text:s/>1,45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9.933333333333" calcext:value-type="float">
            <text:p><text:s/>1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41.266666666667" calcext:value-type="float">
            <text:p><text:s/>1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.66666666666667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number-columns-repeated="2" table:style-name="ce47" office:value-type="float" office:value="8.66666666666667" calcext:value-type="float">
            <text:p>( 9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5.666666666667" calcext:value-type="float">
            <text:p><text:s/>2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0.466666666667" calcext:value-type="float">
            <text:p><text:s/>2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5.2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.33333333333333" calcext:value-type="float">
            <text:p><text:s/>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number-columns-repeated="2" table:style-name="ce46" office:value-type="float" office:value="34.6666666666667" calcext:value-type="float">
            <text:p><text:s/>3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14.933333333333" calcext:value-type="float">
            <text:p><text:s/>2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859.4" calcext:value-type="float">
            <text:p><text:s/>4,85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461.933333333333" calcext:value-type="float">
            <text:p><text:s/>4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69.3333333333333" calcext:value-type="float">
            <text:p><text:s/>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509644.02773333" calcext:value-type="float">
            <text:p><text:s/>8,509,64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889.7777777778" calcext:value-type="float">
            <text:p><text:s/>98,8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98889.7777777778" calcext:value-type="float">
            <text:p><text:s/>98,89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509644.02773333" calcext:value-type="float">
            <text:p><text:s/>8,509,6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770.1722666667" calcext:value-type="float">
            <text:p><text:s/>11,7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11770.1722666667" calcext:value-type="float">
            <text:p><text:s/>11,7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34257.6" calcext:value-type="float">
            <text:p><text:s/>34,25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736.888888889" calcext:value-type="float">
            <text:p><text:s/>171,737 <text:s/></text:p>
          </table:table-cell>
          <table:table-cell table:style-name="ce42" office:value-type="float" office:value="4694.83333333333" calcext:value-type="float">
            <text:p><text:s/>4,69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2366.77777777778" calcext:value-type="float">
            <text:p><text:s/>2,3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8632" calcext:value-type="float">
            <text:p><text:s/>8,63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519.4" calcext:value-type="float">
            <text:p><text:s/>2,5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0467.2" calcext:value-type="float">
            <text:p><text:s/>20,46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1736.888888889" calcext:value-type="float">
            <text:p><text:s/>171,737 <text:s/></text:p>
          </table:table-cell>
          <table:table-cell table:style-name="ce42" office:value-type="float" office:value="313.555555555556" calcext:value-type="float">
            <text:p><text:s/>31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number-columns-repeated="2" table:style-name="ce43" office:value-type="float" office:value="2639" calcext:value-type="float">
            <text:p><text:s/>2,639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014.5" calcext:value-type="float">
            <text:p><text:s/>2,015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29574.4666667" calcext:value-type="float">
            <text:p><text:s/>19,629,5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29574.4666667" calcext:value-type="float">
            <text:p><text:s/>19,629,57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9629574.4666667" calcext:value-type="float">
            <text:p>( 19,629,57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17840" calcext:value-type="float">
            <text:p><text:s/>2,017,84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2205.866666667" calcext:value-type="float">
            <text:p><text:s/>332,206 <text:s/></text:p>
          </table:table-cell>
          <table:table-cell table:style-name="ce42" office:value-type="float" office:value="56595.5555555556" calcext:value-type="float">
            <text:p><text:s/>56,596 <text:s/></text:p>
          </table:table-cell>
          <table:table-cell table:style-name="ce42" office:value-type="float" office:value="1428984.01371478" calcext:value-type="float">
            <text:p><text:s/>1,428,984 <text:s/></text:p>
          </table:table-cell>
          <table:table-cell table:style-name="ce42" office:value-type="float" office:value="118638" calcext:value-type="float">
            <text:p><text:s/>118,638 <text:s/></text:p>
          </table:table-cell>
          <table:table-cell table:style-name="ce42" office:value-type="float" office:value="51480.5111111111" calcext:value-type="float">
            <text:p><text:s/>51,481 <text:s/></text:p>
          </table:table-cell>
          <table:table-cell table:style-name="ce42" office:value-type="float" office:value="352482" calcext:value-type="float">
            <text:p><text:s/>352,48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10948083.0666667" calcext:value-type="float">
            <text:p><text:s/>10,948,083 <text:s/></text:p>
          </table:table-cell>
          <table:table-cell table:style-name="ce42" office:value-type="float" office:value="801367.466666667" calcext:value-type="float">
            <text:p><text:s/>801,367 <text:s/></text:p>
          </table:table-cell>
          <table:table-cell table:style-name="ce42" office:value-type="float" office:value="110" calcext:value-type="float">
            <text:p><text:s/>110 <text:s/></text:p>
          </table:table-cell>
          <table:table-cell table:style-name="ce42" office:value-type="float" office:value="851821.866666667" calcext:value-type="float">
            <text:p><text:s/>851,822 <text:s/></text:p>
          </table:table-cell>
          <table:table-cell table:style-name="ce42" office:value-type="float" office:value="297326.666666667" calcext:value-type="float">
            <text:p><text:s/>297,327 <text:s/></text:p>
          </table:table-cell>
          <table:table-cell table:style-name="ce42" office:value-type="float" office:value="233064.484113442" calcext:value-type="float">
            <text:p><text:s/>233,064 <text:s/></text:p>
          </table:table-cell>
          <table:table-cell table:style-name="ce42" office:value-type="float" office:value="21161" calcext:value-type="float">
            <text:p><text:s/>21,161 <text:s/></text:p>
          </table:table-cell>
          <table:table-cell table:style-name="ce42" office:value-type="float" office:value="372775.644444444" calcext:value-type="float">
            <text:p><text:s/>372,776 <text:s/></text:p>
          </table:table-cell>
          <table:table-cell table:style-name="ce42" office:value-type="float" office:value="92767" calcext:value-type="float">
            <text:p><text:s/>92,76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21347.333333333" calcext:value-type="float">
            <text:p><text:s/>121,347 <text:s/></text:p>
          </table:table-cell>
          <table:table-cell table:style-name="ce42" office:value-type="float" office:value="1182460.8" calcext:value-type="float">
            <text:p><text:s/>1,182,4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.7333333333333" calcext:value-type="float">
            <text:p><text:s/>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202914.141733333" calcext:value-type="float">
            <text:p><text:s/>-202,914 <text:s/></text:p>
          </table:table-cell>
          <table:table-cell table:style-name="ce42" office:value-type="float" office:value="133804.708906666" calcext:value-type="float">
            <text:p><text:s/>133,805 <text:s/></text:p>
          </table:table-cell>
          <table:table-cell table:style-name="ce42" office:value-type="float" office:value="-5359" calcext:value-type="float">
            <text:p><text:s/>-5,359 <text:s/></text:p>
          </table:table-cell>
          <table:table-cell table:style-name="ce42" office:value-type="float" office:value="-6547.19999999998" calcext:value-type="float">
            <text:p><text:s/>-6,547 <text:s/></text:p>
          </table:table-cell>
          <table:table-cell table:style-name="ce42" office:value-type="float" office:value="-33298.8888888889" calcext:value-type="float">
            <text:p><text:s/>-33,299 <text:s/></text:p>
          </table:table-cell>
          <table:table-cell table:style-name="ce42" office:value-type="float" office:value="-7811.2222222222" calcext:value-type="float">
            <text:p><text:s/>-7,81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1.8666666666596" calcext:value-type="float">
            <text:p><text:s/>-22 <text:s/></text:p>
          </table:table-cell>
          <table:table-cell table:style-name="ce42" office:value-type="float" office:value="-227200" calcext:value-type="float">
            <text:p><text:s/>-227,20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10866516.2582667" calcext:value-type="float">
            <text:p><text:s/>-10,866,516 <text:s/></text:p>
          </table:table-cell>
          <table:table-cell table:style-name="ce43" office:value-type="float" office:value="-99792.975573333" calcext:value-type="float">
            <text:p><text:s/>-99,793 <text:s/></text:p>
          </table:table-cell>
          <table:table-cell table:style-name="ce43" office:value-type="float" office:value="5249" calcext:value-type="float">
            <text:p><text:s/>5,249 <text:s/></text:p>
          </table:table-cell>
          <table:table-cell table:style-name="ce43" office:value-type="float" office:value="-513080.533333333" calcext:value-type="float">
            <text:p><text:s/>-513,081 <text:s/></text:p>
          </table:table-cell>
          <table:table-cell table:style-name="ce43" office:value-type="float" office:value="-207432.222222222" calcext:value-type="float">
            <text:p><text:s/>-207,432 <text:s/></text:p>
          </table:table-cell>
          <table:table-cell table:style-name="ce43" office:value-type="float" office:value="1203730.75182356" calcext:value-type="float">
            <text:p><text:s/>1,203,731 <text:s/></text:p>
          </table:table-cell>
          <table:table-cell table:style-name="ce43" office:value-type="float" office:value="97477" calcext:value-type="float">
            <text:p><text:s/>97,477 <text:s/></text:p>
          </table:table-cell>
          <table:table-cell table:style-name="ce43" office:value-type="float" office:value="-321273.266666667" calcext:value-type="float">
            <text:p><text:s/>-321,273 <text:s/></text:p>
          </table:table-cell>
          <table:table-cell table:style-name="ce43" office:value-type="float" office:value="486915" calcext:value-type="float">
            <text:p><text:s/>486,91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99672.5333333333" calcext:value-type="float">
            <text:p><text:s/>99,673 <text:s/></text:p>
          </table:table-cell>
          <table:table-cell table:style-name="ce42" office:value-type="float" office:value="1997719.46666667" calcext:value-type="float">
            <text:p><text:s/>1,997,719 <text:s/></text:p>
          </table:table-cell>
          <table:table-cell table:style-name="ce42" office:value-type="float" office:value="1951" calcext:value-type="float">
            <text:p><text:s/>1,951 <text:s/></text:p>
          </table:table-cell>
          <table:table-cell table:style-name="ce42" office:value-type="float" office:value="10427.7333333333" calcext:value-type="float">
            <text:p><text:s/>10,4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77.85555555556" calcext:value-type="float">
            <text:p><text:s/>2,97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9580" calcext:value-type="float">
            <text:p><text:s/>339,58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217123.853333334" calcext:value-type="float">
            <text:p><text:s/>-217,124 <text:s/></text:p>
          </table:table-cell>
          <table:table-cell table:style-name="ce43" office:value-type="float" office:value="-252412.687823333" calcext:value-type="float">
            <text:p><text:s/>-252,41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0234.186666648" calcext:value-type="float">
            <text:p><text:s/>80,234 <text:s/></text:p>
          </table:table-cell>
          <table:table-cell table:style-name="ce42" office:value-type="float" office:value="1754378.80904189" calcext:value-type="float">
            <text:p><text:s/>1,754,37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2870.483241016" calcext:value-type="float">
            <text:p><text:s/>212,870 <text:s/></text:p>
          </table:table-cell>
          <table:table-cell table:style-name="ce42" office:value-type="float" office:value="15759.8103276604" calcext:value-type="float">
            <text:p><text:s/>15,7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7834.4" calcext:value-type="float">
            <text:p><text:s/>77,834 <text:s/></text:p>
          </table:table-cell>
          <table:table-cell table:style-name="ce42" office:value-type="float" office:value="1674609.06666667" calcext:value-type="float">
            <text:p><text:s/>1,674,60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18.13333333333" calcext:value-type="float">
            <text:p><text:s/>3,2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399.786666648" calcext:value-type="float">
            <text:p><text:s/>2,400 <text:s/></text:p>
          </table:table-cell>
          <table:table-cell table:style-name="ce43" office:value-type="float" office:value="76551.6090418903" calcext:value-type="float">
            <text:p><text:s/>76,552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12870.483241016" calcext:value-type="float">
            <text:p><text:s/>212,870 <text:s/></text:p>
          </table:table-cell>
          <table:table-cell table:style-name="ce43" office:value-type="float" office:value="15759.8103276604" calcext:value-type="float">
            <text:p><text:s/>15,76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6029080.0049333" calcext:value-type="float">
            <text:p><text:s/>16,029,080 <text:s/></text:p>
          </table:table-cell>
          <table:table-cell table:style-name="ce42" office:value-type="float" office:value="6599234.81169667" calcext:value-type="float">
            <text:p><text:s/>6,599,235 <text:s/></text:p>
          </table:table-cell>
          <table:table-cell table:style-name="ce42" office:value-type="float" office:value="886" calcext:value-type="float">
            <text:p><text:s/>886 <text:s/></text:p>
          </table:table-cell>
          <table:table-cell table:style-name="ce42" office:value-type="float" office:value="1073856" calcext:value-type="float">
            <text:p><text:s/>1,073,856 <text:s/></text:p>
          </table:table-cell>
          <table:table-cell table:style-name="ce42" office:value-type="float" office:value="706361.111111111" calcext:value-type="float">
            <text:p><text:s/>706,361 <text:s/></text:p>
          </table:table-cell>
          <table:table-cell table:style-name="ce42" office:value-type="float" office:value="100245.555555556" calcext:value-type="float">
            <text:p><text:s/>100,2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3321.68888889" calcext:value-type="float">
            <text:p><text:s/>1,073,322 <text:s/></text:p>
          </table:table-cell>
          <table:table-cell table:style-name="ce42" office:value-type="float" office:value="1296832.29111111" calcext:value-type="float">
            <text:p><text:s/>1,296,83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15839033.3276" calcext:value-type="float">
            <text:p><text:s/>15,839,033 <text:s/></text:p>
          </table:table-cell>
          <table:table-cell table:style-name="ce42" office:value-type="float" office:value="6599234.81169667" calcext:value-type="float">
            <text:p><text:s/>6,599,235 <text:s/></text:p>
          </table:table-cell>
          <table:table-cell table:style-name="ce42" office:value-type="float" office:value="886" calcext:value-type="float">
            <text:p><text:s/>886 <text:s/></text:p>
          </table:table-cell>
          <table:table-cell table:style-name="ce42" office:value-type="float" office:value="1073856" calcext:value-type="float">
            <text:p><text:s/>1,073,856 <text:s/></text:p>
          </table:table-cell>
          <table:table-cell table:style-name="ce42" office:value-type="float" office:value="706361.111111111" calcext:value-type="float">
            <text:p><text:s/>706,361 <text:s/></text:p>
          </table:table-cell>
          <table:table-cell table:style-name="ce42" office:value-type="float" office:value="100245.555555556" calcext:value-type="float">
            <text:p><text:s/>100,2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73321.68888889" calcext:value-type="float">
            <text:p><text:s/>1,073,322 <text:s/></text:p>
          </table:table-cell>
          <table:table-cell table:style-name="ce42" office:value-type="float" office:value="1063877.70977778" calcext:value-type="float">
            <text:p><text:s/>1,063,87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90046.677333333" calcext:value-type="float">
            <text:p><text:s/>190,04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232954.581333333" calcext:value-type="float">
            <text:p><text:s/>232,95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3731.8666666667" calcext:value-type="float">
            <text:p><text:s/>23,732 <text:s/></text:p>
          </table:table-cell>
          <table:table-cell table:style-name="ce42" office:value-type="float" office:value="190827.923247104" calcext:value-type="float">
            <text:p><text:s/>190,8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2083.516758984" calcext:value-type="float">
            <text:p><text:s/>492,084 <text:s/></text:p>
          </table:table-cell>
          <table:table-cell table:style-name="ce42" office:value-type="float" office:value="46388.234116784" calcext:value-type="float">
            <text:p><text:s/>46,38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49.33333333333" calcext:value-type="float">
            <text:p><text:s/>2,5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691.7333333333" calcext:value-type="float">
            <text:p><text:s/>23,6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.4" calcext:value-type="float">
            <text:p><text:s/>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3713.2" calcext:value-type="float">
            <text:p><text:s/>23,713 <text:s/></text:p>
          </table:table-cell>
          <table:table-cell table:style-name="ce42" office:value-type="float" office:value="164390.589913771" calcext:value-type="float">
            <text:p><text:s/>164,39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2083.516758984" calcext:value-type="float">
            <text:p><text:s/>492,084 <text:s/></text:p>
          </table:table-cell>
          <table:table-cell table:style-name="ce42" office:value-type="float" office:value="46388.234116784" calcext:value-type="float">
            <text:p><text:s/>46,38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18.6666666666667" calcext:value-type="float">
            <text:p><text:s/>19 <text:s/></text:p>
          </table:table-cell>
          <table:table-cell table:style-name="ce43" office:value-type="float" office:value="141.866666666667" calcext:value-type="float">
            <text:p><text:s/>142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176049.01333335" calcext:value-type="float">
            <text:p><text:s/>5,176,049 <text:s/></text:p>
          </table:table-cell>
          <table:table-cell table:style-name="ce44" office:value-type="float" office:value="2808928.32499101" calcext:value-type="float">
            <text:p><text:s/>2,808,928 <text:s/></text:p>
          </table:table-cell>
          <table:table-cell table:style-name="ce44" office:value-type="float" office:value="4184" calcext:value-type="float">
            <text:p><text:s/>4,184 <text:s/></text:p>
          </table:table-cell>
          <table:table-cell table:style-name="ce44" office:value-type="float" office:value="550347.733333333" calcext:value-type="float">
            <text:p><text:s/>550,348 <text:s/></text:p>
          </table:table-cell>
          <table:table-cell table:style-name="ce44" office:value-type="float" office:value="498928.888888889" calcext:value-type="float">
            <text:p><text:s/>498,929 <text:s/></text:p>
          </table:table-cell>
          <table:table-cell table:style-name="ce44" office:value-type="float" office:value="1300998.45182356" calcext:value-type="float">
            <text:p><text:s/>1,300,998 <text:s/></text:p>
          </table:table-cell>
          <table:table-cell table:style-name="ce44" office:value-type="float" office:value="97477" calcext:value-type="float">
            <text:p><text:s/>97,477 <text:s/></text:p>
          </table:table-cell>
          <table:table-cell table:style-name="ce44" office:value-type="float" office:value="47094.4222222222" calcext:value-type="float">
            <text:p><text:s/>47,094 <text:s/></text:p>
          </table:table-cell>
          <table:table-cell table:style-name="ce44" office:value-type="float" office:value="1382019.24666667" calcext:value-type="float">
            <text:p><text:s/>1,382,019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176049.01333335" calcext:value-type="float">
            <text:p><text:s/>5,176,049 <text:s/></text:p>
          </table:table-cell>
          <table:table-cell table:style-name="ce44" office:value-type="float" office:value="2808928.32499101" calcext:value-type="float">
            <text:p><text:s/>2,808,928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-0.0000000000006" calcext:value-type="float">
            <text:p><text:s/>-0 <text:s/></text:p>
          </table:table-cell>
          <table:table-cell table:style-name="ce44" office:value-type="float" office:value="13876" calcext:value-type="float">
            <text:p><text:s/>13,8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16571.280000019" calcext:value-type="float">
            <text:p><text:s/>116,571 <text:s/></text:p>
          </table:table-cell>
          <table:table-cell table:style-name="ce42" office:value-type="float" office:value="2288934.72499101" calcext:value-type="float">
            <text:p><text:s/>2,288,93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006" calcext:value-type="float">
            <text:p><text:s/>-0 <text:s/></text:p>
          </table:table-cell>
          <table:table-cell table:style-name="ce42" office:value-type="float" office:value="13876" calcext:value-type="float">
            <text:p><text:s/>13,8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5376" calcext:value-type="float">
            <text:p><text:s/>5,376 <text:s/></text:p>
          </table:table-cell>
          <table:table-cell table:style-name="ce42" office:value-type="float" office:value="29127.4666666667" calcext:value-type="float">
            <text:p><text:s/>29,1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3363.73333333333" calcext:value-type="float">
            <text:p><text:s/>3,364 <text:s/></text:p>
          </table:table-cell>
          <table:table-cell table:style-name="ce42" office:value-type="float" office:value="227907.045193504" calcext:value-type="float">
            <text:p><text:s/>227,9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2531.2" calcext:value-type="float">
            <text:p><text:s/>2,531 <text:s/></text:p>
          </table:table-cell>
          <table:table-cell table:style-name="ce42" office:value-type="float" office:value="290283.697123157" calcext:value-type="float">
            <text:p><text:s/>290,2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52.2666666666667" calcext:value-type="float">
            <text:p><text:s/>52 <text:s/></text:p>
          </table:table-cell>
          <table:table-cell table:style-name="ce42" office:value-type="float" office:value="21549.8666666667" calcext:value-type="float">
            <text:p><text:s/>21,5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02.66666666667" calcext:value-type="float">
            <text:p><text:s/>6,6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596.4" calcext:value-type="float">
            <text:p><text:s/>596 <text:s/></text:p>
          </table:table-cell>
          <table:table-cell table:style-name="ce42" office:value-type="float" office:value="103351.484184254" calcext:value-type="float">
            <text:p><text:s/>103,3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104.533333333333" calcext:value-type="float">
            <text:p><text:s/>105 <text:s/></text:p>
          </table:table-cell>
          <table:table-cell table:style-name="ce42" office:value-type="float" office:value="860.8" calcext:value-type="float">
            <text:p><text:s/>8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6747.3333333333" calcext:value-type="float">
            <text:p><text:s/>66,747 <text:s/></text:p>
          </table:table-cell>
          <table:table-cell table:style-name="ce42" office:value-type="float" office:value="641217.581935979" calcext:value-type="float">
            <text:p><text:s/>641,2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006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6297.4666666667" calcext:value-type="float">
            <text:p><text:s/>66,297 <text:s/></text:p>
          </table:table-cell>
          <table:table-cell table:style-name="ce42" office:value-type="float" office:value="485451.010049813" calcext:value-type="float">
            <text:p><text:s/>485,4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-0.0000000000006" calcext:value-type="float">
            <text:p><text:s/>-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653.86666666667" calcext:value-type="float">
            <text:p>( 1,654 <text:s/>)</text:p>
          </table:table-cell>
          <table:table-cell table:style-name="ce45" office:value-type="float" office:value="424323.793189685" calcext:value-type="float">
            <text:p>( 424,32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64643.6" calcext:value-type="float">
            <text:p>( 64,644 <text:s/>)</text:p>
          </table:table-cell>
          <table:table-cell table:style-name="ce45" office:value-type="float" office:value="60715.4835267947" calcext:value-type="float">
            <text:p>( 60,715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-0.0000000000006" calcext:value-type="float">
            <text:p>( -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11.733333333333" calcext:value-type="float">
            <text:p>( 41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1015.273271083" calcext:value-type="float">
            <text:p><text:s/>111,0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644.631948416" calcext:value-type="float">
            <text:p><text:s/>40,6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449.866666666667" calcext:value-type="float">
            <text:p><text:s/>450 <text:s/></text:p>
          </table:table-cell>
          <table:table-cell table:style-name="ce46" office:value-type="float" office:value="4106.66666666667" calcext:value-type="float">
            <text:p><text:s/>4,107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748.13333333333" calcext:value-type="float">
            <text:p><text:s/>1,748 <text:s/></text:p>
          </table:table-cell>
          <table:table-cell table:style-name="ce42" office:value-type="float" office:value="103495.466666667" calcext:value-type="float">
            <text:p><text:s/>103,4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4.9333333333333" calcext:value-type="float">
            <text:p><text:s/>15 <text:s/></text:p>
          </table:table-cell>
          <table:table-cell table:style-name="ce42" office:value-type="float" office:value="43779.2" calcext:value-type="float">
            <text:p><text:s/>43,7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70.9333333333333" calcext:value-type="float">
            <text:p><text:s/>71 <text:s/></text:p>
          </table:table-cell>
          <table:table-cell table:style-name="ce46" office:value-type="float" office:value="67339.7333333333" calcext:value-type="float">
            <text:p><text:s/>67,34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4728" calcext:value-type="float">
            <text:p><text:s/>14,728 <text:s/></text:p>
          </table:table-cell>
          <table:table-cell table:style-name="ce42" office:value-type="float" office:value="222854.4" calcext:value-type="float">
            <text:p><text:s/>222,8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210.4" calcext:value-type="float">
            <text:p><text:s/>13,210 <text:s/></text:p>
          </table:table-cell>
          <table:table-cell table:style-name="ce42" office:value-type="float" office:value="28631.4666666667" calcext:value-type="float">
            <text:p><text:s/>28,6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517.6" calcext:value-type="float">
            <text:p><text:s/>1,518 <text:s/></text:p>
          </table:table-cell>
          <table:table-cell table:style-name="ce42" office:value-type="float" office:value="194222.933333333" calcext:value-type="float">
            <text:p><text:s/>194,2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0.533333333333" calcext:value-type="float">
            <text:p>( 12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0" calcext:value-type="float">
            <text:p/>
          </table:table-cell>
          <table:table-cell table:style-name="ce47" office:value-type="float" office:value="1198.93333333333" calcext:value-type="float">
            <text:p>( 1,199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7287.46666666667" calcext:value-type="float">
            <text:p><text:s/>7,287 <text:s/></text:p>
          </table:table-cell>
          <table:table-cell table:style-name="ce42" office:value-type="float" office:value="270080.597333333" calcext:value-type="float">
            <text:p><text:s/>270,08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876" calcext:value-type="float">
            <text:p><text:s/>13,87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7256.66666666667" calcext:value-type="float">
            <text:p><text:s/>7,257 <text:s/></text:p>
          </table:table-cell>
          <table:table-cell table:style-name="ce42" office:value-type="float" office:value="230532.864" calcext:value-type="float">
            <text:p><text:s/>230,53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876" calcext:value-type="float">
            <text:p><text:s/>13,87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0.8" calcext:value-type="float">
            <text:p><text:s/>31 <text:s/></text:p>
          </table:table-cell>
          <table:table-cell table:style-name="ce42" office:value-type="float" office:value="39547.7333333333" calcext:value-type="float">
            <text:p><text:s/>39,54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218.66666666667" calcext:value-type="float">
            <text:p>( 2,219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52.933333333333" calcext:value-type="float">
            <text:p><text:s/>253 <text:s/></text:p>
          </table:table-cell>
          <table:table-cell table:style-name="ce42" office:value-type="float" office:value="58756.2666666667" calcext:value-type="float">
            <text:p><text:s/>58,7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71.733333333333" calcext:value-type="float">
            <text:p><text:s/>172 <text:s/></text:p>
          </table:table-cell>
          <table:table-cell table:style-name="ce46" office:value-type="float" office:value="6184.53333333333" calcext:value-type="float">
            <text:p><text:s/>6,18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881.2" calcext:value-type="float">
            <text:p><text:s/>2,881 <text:s/></text:p>
          </table:table-cell>
          <table:table-cell table:style-name="ce42" office:value-type="float" office:value="58120.006474112" calcext:value-type="float">
            <text:p><text:s/>58,12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5614" calcext:value-type="float">
            <text:p><text:s/>5,614 <text:s/></text:p>
          </table:table-cell>
          <table:table-cell table:style-name="ce42" office:value-type="float" office:value="19029.3333333333" calcext:value-type="float">
            <text:p><text:s/>19,0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06.4" calcext:value-type="float">
            <text:p><text:s/>106 <text:s/></text:p>
          </table:table-cell>
          <table:table-cell table:style-name="ce42" office:value-type="float" office:value="10727.4666666667" calcext:value-type="float">
            <text:p><text:s/>10,7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14.346666685333" calcext:value-type="float">
            <text:p><text:s/>314 <text:s/></text:p>
          </table:table-cell>
          <table:table-cell table:style-name="ce42" office:value-type="float" office:value="2.13333333333333" calcext:value-type="float">
            <text:p><text:s/>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609.73333333333" calcext:value-type="float">
            <text:p><text:s/>4,610 <text:s/></text:p>
          </table:table-cell>
          <table:table-cell table:style-name="ce42" office:value-type="float" office:value="67252.2666666667" calcext:value-type="float">
            <text:p><text:s/>67,2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0412.7127466667" calcext:value-type="float">
            <text:p><text:s/>40,41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4252987.19066667" calcext:value-type="float">
            <text:p><text:s/>4,252,987 <text:s/></text:p>
          </table:table-cell>
          <table:table-cell table:style-name="ce42" office:value-type="float" office:value="71915.7333333333" calcext:value-type="float">
            <text:p><text:s/>71,9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4135580.39066667" calcext:value-type="float">
            <text:p><text:s/>4,135,58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27717.2" calcext:value-type="float">
            <text:p><text:s/>27,71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89689.6" calcext:value-type="float">
            <text:p><text:s/>89,690 <text:s/></text:p>
          </table:table-cell>
          <table:table-cell table:style-name="ce42" office:value-type="float" office:value="71915.7333333333" calcext:value-type="float">
            <text:p><text:s/>71,9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429151.342666667" calcext:value-type="float">
            <text:p><text:s/>429,151 <text:s/></text:p>
          </table:table-cell>
          <table:table-cell table:style-name="ce42" office:value-type="float" office:value="39918.9333333333" calcext:value-type="float">
            <text:p><text:s/>39,9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84584.276" calcext:value-type="float">
            <text:p><text:s/>84,584 <text:s/></text:p>
          </table:table-cell>
          <table:table-cell table:style-name="ce42" office:value-type="float" office:value="2884.26666666667" calcext:value-type="float">
            <text:p><text:s/>2,8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344567.066666667" calcext:value-type="float">
            <text:p><text:s/>344,567 <text:s/></text:p>
          </table:table-cell>
          <table:table-cell table:style-name="ce43" office:value-type="float" office:value="37034.6666666667" calcext:value-type="float">
            <text:p><text:s/>37,03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77339.2" calcext:value-type="float">
            <text:p><text:s/>377,339 <text:s/></text:p>
          </table:table-cell>
          <table:table-cell table:style-name="ce42" office:value-type="float" office:value="408158.933333333" calcext:value-type="float">
            <text:p><text:s/>408,15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6924.8" calcext:value-type="float">
            <text:p><text:s/>96,925 <text:s/></text:p>
          </table:table-cell>
          <table:table-cell table:style-name="ce42" office:value-type="float" office:value="316770.133333333" calcext:value-type="float">
            <text:p><text:s/>316,7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407.866666666667" calcext:value-type="float">
            <text:p><text:s/>408 <text:s/></text:p>
          </table:table-cell>
          <table:table-cell table:style-name="ce42" office:value-type="float" office:value="6459.73333333333" calcext:value-type="float">
            <text:p><text:s/>6,4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12955.6" calcext:value-type="float">
            <text:p><text:s/>12,956 <text:s/></text:p>
          </table:table-cell>
          <table:table-cell table:style-name="ce42" office:value-type="float" office:value="131.2" calcext:value-type="float">
            <text:p><text:s/>1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937.6" calcext:value-type="float">
            <text:p><text:s/>1,93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19.2" calcext:value-type="float">
            <text:p><text:s/>319 <text:s/></text:p>
          </table:table-cell>
          <table:table-cell table:style-name="ce42" office:value-type="float" office:value="2171.73333333333" calcext:value-type="float">
            <text:p><text:s/>2,1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204538.133333333" calcext:value-type="float">
            <text:p><text:s/>204,538 <text:s/></text:p>
          </table:table-cell>
          <table:table-cell table:style-name="ce42" office:value-type="float" office:value="4069.33333333333" calcext:value-type="float">
            <text:p><text:s/>4,0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0256" calcext:value-type="float">
            <text:p><text:s/>60,256 <text:s/></text:p>
          </table:table-cell>
          <table:table-cell table:style-name="ce43" office:value-type="float" office:value="78556.8" calcext:value-type="float">
            <text:p><text:s/>78,55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84" calcext:value-type="float">
            <text:p><text:s/>4,184 <text:s/></text:p>
          </table:table-cell>
          <table:table-cell table:style-name="ce42" office:value-type="float" office:value="550347.733333333" calcext:value-type="float">
            <text:p><text:s/>550,348 <text:s/></text:p>
          </table:table-cell>
          <table:table-cell table:style-name="ce42" office:value-type="float" office:value="498928.888888889" calcext:value-type="float">
            <text:p><text:s/>498,929 <text:s/></text:p>
          </table:table-cell>
          <table:table-cell table:style-name="ce42" office:value-type="float" office:value="1300998.45182356" calcext:value-type="float">
            <text:p><text:s/>1,300,998 <text:s/></text:p>
          </table:table-cell>
          <table:table-cell table:style-name="ce42" office:value-type="float" office:value="97477" calcext:value-type="float">
            <text:p><text:s/>97,477 <text:s/></text:p>
          </table:table-cell>
          <table:table-cell table:style-name="ce42" office:value-type="float" office:value="47094.4222222222" calcext:value-type="float">
            <text:p><text:s/>47,094 <text:s/></text:p>
          </table:table-cell>
          <table:table-cell table:style-name="ce42" office:value-type="float" office:value="1368143.24666667" calcext:value-type="float">
            <text:p><text:s/>1,368,14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84" calcext:value-type="float">
            <text:p><text:s/>4,184 <text:s/></text:p>
          </table:table-cell>
          <table:table-cell table:style-name="ce42" office:value-type="float" office:value="550347.733333333" calcext:value-type="float">
            <text:p><text:s/>550,348 <text:s/></text:p>
          </table:table-cell>
          <table:table-cell table:style-name="ce42" office:value-type="float" office:value="498928.888888889" calcext:value-type="float">
            <text:p><text:s/>498,929 <text:s/></text:p>
          </table:table-cell>
          <table:table-cell table:style-name="ce42" office:value-type="float" office:value="1300998.45182356" calcext:value-type="float">
            <text:p><text:s/>1,300,998 <text:s/></text:p>
          </table:table-cell>
          <table:table-cell table:style-name="ce42" office:value-type="float" office:value="97477" calcext:value-type="float">
            <text:p><text:s/>97,477 <text:s/></text:p>
          </table:table-cell>
          <table:table-cell table:style-name="ce42" office:value-type="float" office:value="47094.4222222222" calcext:value-type="float">
            <text:p><text:s/>47,094 <text:s/></text:p>
          </table:table-cell>
          <table:table-cell table:style-name="ce42" office:value-type="float" office:value="1368143.24666667" calcext:value-type="float">
            <text:p><text:s/>1,368,143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01200.394645206" calcext:value-type="float">
            <text:p><text:s/>301,200 <text:s/></text:p>
          </table:table-cell>
          <table:table-cell table:style-name="ce42" office:value-type="float" office:value="6800887.61676279" calcext:value-type="float">
            <text:p><text:s/>6,800,88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6142.074796" calcext:value-type="float">
            <text:p><text:s/>646,142 <text:s/></text:p>
          </table:table-cell>
          <table:table-cell table:style-name="ce42" office:value-type="float" office:value="65986.880674" calcext:value-type="float">
            <text:p><text:s/>65,98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94300.091039206" calcext:value-type="float">
            <text:p><text:s/>294,300 <text:s/></text:p>
          </table:table-cell>
          <table:table-cell table:style-name="ce42" office:value-type="float" office:value="6309213.62696079" calcext:value-type="float">
            <text:p><text:s/>6,309,2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460.781075" calcext:value-type="float">
            <text:p><text:s/>8,4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6900.303606" calcext:value-type="float">
            <text:p><text:s/>6,900 <text:s/></text:p>
          </table:table-cell>
          <table:table-cell table:style-name="ce42" office:value-type="float" office:value="483213.208727" calcext:value-type="float">
            <text:p><text:s/>483,2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46142.074796" calcext:value-type="float">
            <text:p><text:s/>646,142 <text:s/></text:p>
          </table:table-cell>
          <table:table-cell table:style-name="ce42" office:value-type="float" office:value="65986.880674" calcext:value-type="float">
            <text:p><text:s/>65,987 <text:s/></text:p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style-name="ce42" office:value-type="float" office:value="4800.585047" calcext:value-type="float">
            <text:p><text:s/>4,801 <text:s/></text:p>
          </table:table-cell>
          <table:table-cell table:style-name="ce42" office:value-type="float" office:value="27010.556157" calcext:value-type="float">
            <text:p><text:s/>27,0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0781.139902" calcext:value-type="float">
            <text:p><text:s/>700,781 <text:s/></text:p>
          </table:table-cell>
          <table:table-cell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style-name="ce43" office:value-type="float" office:value="4800.585047" calcext:value-type="float">
            <text:p><text:s/>4,801 <text:s/></text:p>
          </table:table-cell>
          <table:table-cell table:style-name="ce43" office:value-type="float" office:value="27010.556157" calcext:value-type="float">
            <text:p><text:s/>27,01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00781.139902" calcext:value-type="float">
            <text:p><text:s/>700,781 <text:s/></text:p>
          </table:table-cell>
          <table:table-cell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337205.333333333" calcext:value-type="float">
            <text:p><text:s/>337,205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730042.77330156" calcext:value-type="float">
            <text:p><text:s/>1,730,043 <text:s/></text:p>
          </table:table-cell>
          <table:table-cell table:style-name="ce41" office:value-type="float" office:value="267388.762634889" calcext:value-type="float">
            <text:p><text:s/>267,389 <text:s/></text:p>
          </table:table-cell>
          <table:table-cell table:style-name="ce41" office:value-type="float" office:value="218526.336666667" calcext:value-type="float">
            <text:p><text:s/>218,526 <text:s/></text:p>
          </table:table-cell>
          <table:table-cell table:style-name="ce41" office:value-type="float" office:value="42763.9396222222" calcext:value-type="float">
            <text:p><text:s/>42,764 <text:s/></text:p>
          </table:table-cell>
          <table:table-cell table:style-name="ce41" office:value-type="float" office:value="6098.486346" calcext:value-type="float">
            <text:p><text:s/>6,098 <text:s/></text:p>
          </table:table-cell>
          <table:table-cell table:style-name="ce41" office:value-type="float" office:value="1462654.01066667" calcext:value-type="float">
            <text:p><text:s/>1,462,65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7689131.0013593" calcext:value-type="float">
            <text:p><text:s/>17,689,1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689131.0013593" calcext:value-type="float">
            <text:p><text:s/>17,689,131 <text:s/></text:p>
          </table:table-cell>
          <table:table-cell table:number-columns-repeated="2" table:style-name="ce42" office:value-type="float" office:value="98.7811666666667" calcext:value-type="float">
            <text:p><text:s/>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.7811666666667" calcext:value-type="float">
            <text:p><text:s/>9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00035.861706288" calcext:value-type="float">
            <text:p><text:s/>100,036 <text:s/></text:p>
          </table:table-cell>
          <table:table-cell table:style-name="ce42" office:value-type="float" office:value="97970.632888889" calcext:value-type="float">
            <text:p><text:s/>97,971 <text:s/></text:p>
          </table:table-cell>
          <table:table-cell table:style-name="ce42" office:value-type="float" office:value="2065.22881739918" calcext:value-type="float">
            <text:p><text:s/>2,065 <text:s/></text:p>
          </table:table-cell>
          <table:table-cell table:number-columns-repeated="2" table:style-name="ce42" office:value-type="float" office:value="6708.95945555556" calcext:value-type="float">
            <text:p><text:s/>6,7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08.95945555556" calcext:value-type="float">
            <text:p><text:s/>6,70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7926300.4729864" calcext:value-type="float">
            <text:p><text:s/>17,926,300 <text:s/></text:p>
          </table:table-cell>
          <table:table-cell table:style-name="ce43" office:value-type="float" office:value="239234.700444444" calcext:value-type="float">
            <text:p><text:s/>239,235 <text:s/></text:p>
          </table:table-cell>
          <table:table-cell table:style-name="ce43" office:value-type="float" office:value="17687065.7725419" calcext:value-type="float">
            <text:p><text:s/>17,687,066 <text:s/></text:p>
          </table:table-cell>
          <table:table-cell table:style-name="ce43" office:value-type="float" office:value="1723432.59501267" calcext:value-type="float">
            <text:p><text:s/>1,723,433 <text:s/></text:p>
          </table:table-cell>
          <table:table-cell table:style-name="ce43" office:value-type="float" office:value="260778.584346" calcext:value-type="float">
            <text:p><text:s/>260,779 <text:s/></text:p>
          </table:table-cell>
          <table:table-cell table:style-name="ce43" office:value-type="float" office:value="218526.336666667" calcext:value-type="float">
            <text:p><text:s/>218,526 <text:s/></text:p>
          </table:table-cell>
          <table:table-cell table:style-name="ce43" office:value-type="float" office:value="36153.7613333333" calcext:value-type="float">
            <text:p><text:s/>36,154 <text:s/></text:p>
          </table:table-cell>
          <table:table-cell table:style-name="ce43" office:value-type="float" office:value="6098.486346" calcext:value-type="float">
            <text:p><text:s/>6,098 <text:s/></text:p>
          </table:table-cell>
          <table:table-cell table:style-name="ce43" office:value-type="float" office:value="1462654.01066667" calcext:value-type="float">
            <text:p><text:s/>1,462,65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8903948.4766652" calcext:value-type="float">
            <text:p><text:s/>18,903,9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03948.4766652" calcext:value-type="float">
            <text:p><text:s/>18,903,948 <text:s/></text:p>
          </table:table-cell>
          <table:table-cell table:number-columns-repeated="2" table:style-name="ce42" office:value-type="float" office:value="43627.4652" calcext:value-type="float">
            <text:p><text:s/>43,62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627.4652" calcext:value-type="float">
            <text:p><text:s/>43,62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1075840.04143231" calcext:value-type="float">
            <text:p><text:s/>1,075,840 <text:s/></text:p>
          </table:table-cell>
          <table:table-cell table:style-name="ce43" office:value-type="float" office:value="-553.860444444459" calcext:value-type="float">
            <text:p><text:s/>-554 <text:s/></text:p>
          </table:table-cell>
          <table:table-cell table:style-name="ce43" office:value-type="float" office:value="1076393.90187676" calcext:value-type="float">
            <text:p><text:s/>1,076,394 <text:s/></text:p>
          </table:table-cell>
          <table:table-cell table:style-name="ce43" office:value-type="float" office:value="-10191.5074777778" calcext:value-type="float">
            <text:p><text:s/>-10,192 <text:s/></text:p>
          </table:table-cell>
          <table:table-cell table:style-name="ce43" office:value-type="float" office:value="-10191.5074777778" calcext:value-type="float">
            <text:p><text:s/>-10,192 <text:s/></text:p>
          </table:table-cell>
          <table:table-cell table:style-name="ce43" office:value-type="float" office:value="-0.0000000000046" calcext:value-type="float">
            <text:p><text:s/>-0 <text:s/></text:p>
          </table:table-cell>
          <table:table-cell table:style-name="ce43" office:value-type="float" office:value="-10191.5074777778" calcext:value-type="float">
            <text:p><text:s/>-10,19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28" calcext:value-type="float">
            <text:p><text:s/>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4264924.0940628" calcext:value-type="float">
            <text:p><text:s/>14,264,924 <text:s/></text:p>
          </table:table-cell>
          <table:table-cell table:style-name="ce42" office:value-type="float" office:value="1783.38331587556" calcext:value-type="float">
            <text:p><text:s/>1,783 <text:s/></text:p>
          </table:table-cell>
          <table:table-cell table:style-name="ce42" office:value-type="float" office:value="14263140.710747" calcext:value-type="float">
            <text:p><text:s/>14,263,141 <text:s/></text:p>
          </table:table-cell>
          <table:table-cell table:style-name="ce42" office:value-type="float" office:value="1199676.17887972" calcext:value-type="float">
            <text:p><text:s/>1,199,676 <text:s/></text:p>
          </table:table-cell>
          <table:table-cell table:style-name="ce42" office:value-type="float" office:value="37060.1082078005" calcext:value-type="float">
            <text:p><text:s/>37,060 <text:s/></text:p>
          </table:table-cell>
          <table:table-cell table:style-name="ce42" office:value-type="float" office:value="32308.1871436179" calcext:value-type="float">
            <text:p><text:s/>32,3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51.92106418267" calcext:value-type="float">
            <text:p><text:s/>4,752 <text:s/></text:p>
          </table:table-cell>
          <table:table-cell table:style-name="ce42" office:value-type="float" office:value="1162616.07067192" calcext:value-type="float">
            <text:p><text:s/>1,162,61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31153" calcext:value-type="float">
            <text:p><text:s/>31,1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153" calcext:value-type="float">
            <text:p><text:s/>31,15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4103924" calcext:value-type="float">
            <text:p><text:s/>14,103,92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03924" calcext:value-type="float">
            <text:p><text:s/>14,103,92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960.4105555556" calcext:value-type="float">
            <text:p><text:s/>20,9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960.4105555556" calcext:value-type="float">
            <text:p><text:s/>20,96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29847.094062846" calcext:value-type="float">
            <text:p><text:s/>129,847 <text:s/></text:p>
          </table:table-cell>
          <table:table-cell table:style-name="ce43" office:value-type="float" office:value="1783.38331587556" calcext:value-type="float">
            <text:p><text:s/>1,783 <text:s/></text:p>
          </table:table-cell>
          <table:table-cell table:style-name="ce43" office:value-type="float" office:value="128063.71074697" calcext:value-type="float">
            <text:p><text:s/>128,064 <text:s/></text:p>
          </table:table-cell>
          <table:table-cell table:style-name="ce43" office:value-type="float" office:value="1178715.76832416" calcext:value-type="float">
            <text:p><text:s/>1,178,716 <text:s/></text:p>
          </table:table-cell>
          <table:table-cell table:style-name="ce43" office:value-type="float" office:value="37060.1082078005" calcext:value-type="float">
            <text:p><text:s/>37,060 <text:s/></text:p>
          </table:table-cell>
          <table:table-cell table:style-name="ce43" office:value-type="float" office:value="32308.1871436179" calcext:value-type="float">
            <text:p><text:s/>32,30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751.92106418267" calcext:value-type="float">
            <text:p><text:s/>4,752 <text:s/></text:p>
          </table:table-cell>
          <table:table-cell table:style-name="ce43" office:value-type="float" office:value="1141655.66011636" calcext:value-type="float">
            <text:p><text:s/>1,141,6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9988558" calcext:value-type="float">
            <text:p><text:s/>19,988,558 <text:s/></text:p>
          </table:table-cell>
          <table:table-cell table:style-name="ce42" office:value-type="float" office:value="1181464" calcext:value-type="float">
            <text:p><text:s/>1,181,464 <text:s/></text:p>
          </table:table-cell>
          <table:table-cell table:style-name="ce42" office:value-type="float" office:value="18807094" calcext:value-type="float">
            <text:p><text:s/>18,807,09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9988558" calcext:value-type="float">
            <text:p><text:s/>19,988,558 <text:s/></text:p>
          </table:table-cell>
          <table:table-cell table:style-name="ce43" office:value-type="float" office:value="1181464" calcext:value-type="float">
            <text:p><text:s/>1,181,464 <text:s/></text:p>
          </table:table-cell>
          <table:table-cell table:style-name="ce43" office:value-type="float" office:value="18807094" calcext:value-type="float">
            <text:p><text:s/>18,807,094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30406.054430581" calcext:value-type="float">
            <text:p><text:s/>330,406 <text:s/></text:p>
          </table:table-cell>
          <table:table-cell table:style-name="ce42" office:value-type="float" office:value="2031.61511111111" calcext:value-type="float">
            <text:p><text:s/>2,032 <text:s/></text:p>
          </table:table-cell>
          <table:table-cell table:style-name="ce42" office:value-type="float" office:value="328374.43931947" calcext:value-type="float">
            <text:p><text:s/>328,374 <text:s/></text:p>
          </table:table-cell>
          <table:table-cell table:number-columns-repeated="2" table:style-name="ce42" office:value-type="float" office:value="2717.80361111111" calcext:value-type="float">
            <text:p><text:s/>2,7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17.80361111111" calcext:value-type="float">
            <text:p><text:s/>2,7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20779.550430581" calcext:value-type="float">
            <text:p><text:s/>320,780 <text:s/></text:p>
          </table:table-cell>
          <table:table-cell table:style-name="ce42" office:value-type="float" office:value="1847.11111111111" calcext:value-type="float">
            <text:p><text:s/>1,847 <text:s/></text:p>
          </table:table-cell>
          <table:table-cell table:style-name="ce42" office:value-type="float" office:value="318932.43931947" calcext:value-type="float">
            <text:p><text:s/>318,932 <text:s/></text:p>
          </table:table-cell>
          <table:table-cell table:number-columns-repeated="2" table:style-name="ce42" office:value-type="float" office:value="2717.80361111111" calcext:value-type="float">
            <text:p><text:s/>2,7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17.80361111111" calcext:value-type="float">
            <text:p><text:s/>2,71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style-name="ce42" office:value-type="float" office:value="9626.504" calcext:value-type="float">
            <text:p><text:s/>9,627 <text:s/></text:p>
          </table:table-cell>
          <table:table-cell table:style-name="ce42" office:value-type="float" office:value="184.504" calcext:value-type="float">
            <text:p><text:s/>185 <text:s/></text:p>
          </table:table-cell>
          <table:table-cell table:style-name="ce42" office:value-type="float" office:value="9442" calcext:value-type="float">
            <text:p><text:s/>9,4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339739.80639546" calcext:value-type="float">
            <text:p><text:s/>3,339,740 <text:s/></text:p>
          </table:table-cell>
          <table:table-cell table:style-name="ce44" office:value-type="float" office:value="1417437.5624619" calcext:value-type="float">
            <text:p><text:s/>1,417,438 <text:s/></text:p>
          </table:table-cell>
          <table:table-cell table:style-name="ce44" office:value-type="float" office:value="1922302.24393356" calcext:value-type="float">
            <text:p><text:s/>1,922,302 <text:s/></text:p>
          </table:table-cell>
          <table:table-cell table:style-name="ce44" office:value-type="float" office:value="487602.654799617" calcext:value-type="float">
            <text:p><text:s/>487,603 <text:s/></text:p>
          </table:table-cell>
          <table:table-cell table:style-name="ce44" office:value-type="float" office:value="187564.714804866" calcext:value-type="float">
            <text:p><text:s/>187,565 <text:s/></text:p>
          </table:table-cell>
          <table:table-cell table:style-name="ce44" office:value-type="float" office:value="186218.149523049" calcext:value-type="float">
            <text:p><text:s/>186,21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346.56528181733" calcext:value-type="float">
            <text:p><text:s/>1,347 <text:s/></text:p>
          </table:table-cell>
          <table:table-cell table:style-name="ce44" office:value-type="float" office:value="300037.939994751" calcext:value-type="float">
            <text:p><text:s/>300,03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339739.80639546" calcext:value-type="float">
            <text:p><text:s/>3,339,740 <text:s/></text:p>
          </table:table-cell>
          <table:table-cell table:style-name="ce44" office:value-type="float" office:value="1417437.5624619" calcext:value-type="float">
            <text:p><text:s/>1,417,438 <text:s/></text:p>
          </table:table-cell>
          <table:table-cell table:style-name="ce44" office:value-type="float" office:value="1922302.24393356" calcext:value-type="float">
            <text:p><text:s/>1,922,302 <text:s/></text:p>
          </table:table-cell>
          <table:table-cell table:style-name="ce44" office:value-type="float" office:value="487602.654799617" calcext:value-type="float">
            <text:p><text:s/>487,603 <text:s/></text:p>
          </table:table-cell>
          <table:table-cell table:style-name="ce44" office:value-type="float" office:value="187564.714804866" calcext:value-type="float">
            <text:p><text:s/>187,565 <text:s/></text:p>
          </table:table-cell>
          <table:table-cell table:style-name="ce44" office:value-type="float" office:value="186218.149523049" calcext:value-type="float">
            <text:p><text:s/>186,21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346.56528181733" calcext:value-type="float">
            <text:p><text:s/>1,347 <text:s/></text:p>
          </table:table-cell>
          <table:table-cell table:style-name="ce44" office:value-type="float" office:value="300037.939994751" calcext:value-type="float">
            <text:p><text:s/>300,0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161413.13995102" calcext:value-type="float">
            <text:p><text:s/>2,161,413 <text:s/></text:p>
          </table:table-cell>
          <table:table-cell table:style-name="ce42" office:value-type="float" office:value="422290.998017458" calcext:value-type="float">
            <text:p><text:s/>422,291 <text:s/></text:p>
          </table:table-cell>
          <table:table-cell table:style-name="ce42" office:value-type="float" office:value="1739122.14193356" calcext:value-type="float">
            <text:p><text:s/>1,739,122 <text:s/></text:p>
          </table:table-cell>
          <table:table-cell table:style-name="ce42" office:value-type="float" office:value="487602.654799617" calcext:value-type="float">
            <text:p><text:s/>487,603 <text:s/></text:p>
          </table:table-cell>
          <table:table-cell table:style-name="ce42" office:value-type="float" office:value="187564.714804866" calcext:value-type="float">
            <text:p><text:s/>187,565 <text:s/></text:p>
          </table:table-cell>
          <table:table-cell table:style-name="ce42" office:value-type="float" office:value="186218.149523049" calcext:value-type="float">
            <text:p><text:s/>186,2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46.56528181733" calcext:value-type="float">
            <text:p><text:s/>1,347 <text:s/></text:p>
          </table:table-cell>
          <table:table-cell table:style-name="ce42" office:value-type="float" office:value="300037.939994751" calcext:value-type="float">
            <text:p><text:s/>300,0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33.7777777777778" calcext:value-type="float">
            <text:p><text:s/>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58028.4833507911" calcext:value-type="float">
            <text:p><text:s/>58,028 <text:s/></text:p>
          </table:table-cell>
          <table:table-cell table:style-name="ce42" office:value-type="float" office:value="23130.9553507911" calcext:value-type="float">
            <text:p><text:s/>23,131 <text:s/></text:p>
          </table:table-cell>
          <table:table-cell table:style-name="ce42" office:value-type="float" office:value="34897.528" calcext:value-type="float">
            <text:p><text:s/>34,898 <text:s/></text:p>
          </table:table-cell>
          <table:table-cell table:number-columns-repeated="3" table:style-name="ce42" office:value-type="float" office:value="22597.0847840211" calcext:value-type="float">
            <text:p><text:s/>22,59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59534.076" calcext:value-type="float">
            <text:p><text:s/>59,534 <text:s/></text:p>
          </table:table-cell>
          <table:table-cell table:style-name="ce42" office:value-type="float" office:value="9686.464" calcext:value-type="float">
            <text:p><text:s/>9,686 <text:s/></text:p>
          </table:table-cell>
          <table:table-cell table:style-name="ce42" office:value-type="float" office:value="49847.612" calcext:value-type="float">
            <text:p><text:s/>49,84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931.405333333333" calcext:value-type="float">
            <text:p><text:s/>9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824.481444444444" calcext:value-type="float">
            <text:p><text:s/>824 <text:s/></text:p>
          </table:table-cell>
          <table:table-cell table:style-name="ce42" office:value-type="float" office:value="414.164444444445" calcext:value-type="float">
            <text:p><text:s/>414 <text:s/></text:p>
          </table:table-cell>
          <table:table-cell table:style-name="ce42" office:value-type="float" office:value="410.317" calcext:value-type="float">
            <text:p><text:s/>4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32605.4768888889" calcext:value-type="float">
            <text:p><text:s/>32,605 <text:s/></text:p>
          </table:table-cell>
          <table:table-cell table:style-name="ce42" office:value-type="float" office:value="10531.6968888889" calcext:value-type="float">
            <text:p><text:s/>10,532 <text:s/></text:p>
          </table:table-cell>
          <table:table-cell table:style-name="ce42" office:value-type="float" office:value="22073.78" calcext:value-type="float">
            <text:p><text:s/>22,074 <text:s/></text:p>
          </table:table-cell>
          <table:table-cell table:style-name="ce42" office:value-type="float" office:value="182395.854049942" calcext:value-type="float">
            <text:p><text:s/>182,396 <text:s/></text:p>
          </table:table-cell>
          <table:table-cell table:number-columns-repeated="2" table:style-name="ce42" office:value-type="float" office:value="163621.064739028" calcext:value-type="float">
            <text:p><text:s/>163,62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774.7893109146" calcext:value-type="float">
            <text:p><text:s/>18,7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613.985" calcext:value-type="float">
            <text:p><text:s/>4,614 <text:s/></text:p>
          </table:table-cell>
          <table:table-cell table:style-name="ce42" office:value-type="float" office:value="1376.184" calcext:value-type="float">
            <text:p><text:s/>1,376 <text:s/></text:p>
          </table:table-cell>
          <table:table-cell table:style-name="ce42" office:value-type="float" office:value="3237.801" calcext:value-type="float">
            <text:p><text:s/>3,2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16038.595238489" calcext:value-type="float">
            <text:p><text:s/>516,039 <text:s/></text:p>
          </table:table-cell>
          <table:table-cell table:style-name="ce42" office:value-type="float" office:value="30986.3208888889" calcext:value-type="float">
            <text:p><text:s/>30,986 <text:s/></text:p>
          </table:table-cell>
          <table:table-cell table:style-name="ce42" office:value-type="float" office:value="485052.2743496" calcext:value-type="float">
            <text:p><text:s/>485,052 <text:s/></text:p>
          </table:table-cell>
          <table:table-cell table:style-name="ce42" office:value-type="float" office:value="240.906054411856" calcext:value-type="float">
            <text:p><text:s/>241 <text:s/></text:p>
          </table:table-cell>
          <table:table-cell table:style-name="ce42" office:value-type="float" office:value="160.06648181733" calcext:value-type="float">
            <text:p><text:s/>16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.06648181733" calcext:value-type="float">
            <text:p><text:s/>160 <text:s/></text:p>
          </table:table-cell>
          <table:table-cell table:style-name="ce42" office:value-type="float" office:value="80.8395725945256" calcext:value-type="float">
            <text:p><text:s/>8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05679.310991427" calcext:value-type="float">
            <text:p><text:s/>405,679 <text:s/></text:p>
          </table:table-cell>
          <table:table-cell table:style-name="ce42" office:value-type="float" office:value="10343.3946666667" calcext:value-type="float">
            <text:p><text:s/>10,343 <text:s/></text:p>
          </table:table-cell>
          <table:table-cell table:style-name="ce42" office:value-type="float" office:value="395335.91632476" calcext:value-type="float">
            <text:p><text:s/>395,336 <text:s/></text:p>
          </table:table-cell>
          <table:table-cell table:number-columns-repeated="2" table:style-name="ce42" office:value-type="float" office:value="160.06648181733" calcext:value-type="float">
            <text:p><text:s/>16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0.06648181733" calcext:value-type="float">
            <text:p><text:s/>1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57688.453777778" calcext:value-type="float">
            <text:p>( 157,688 <text:s/>)</text:p>
          </table:table-cell>
          <table:table-cell table:style-name="ce45" office:value-type="float" office:value="7814.50577777778" calcext:value-type="float">
            <text:p>( 7,815 <text:s/>)</text:p>
          </table:table-cell>
          <table:table-cell table:style-name="ce45" office:value-type="float" office:value="149873.948" calcext:value-type="float">
            <text:p>( 149,874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47990.857213649" calcext:value-type="float">
            <text:p>( 247,991 <text:s/>)</text:p>
          </table:table-cell>
          <table:table-cell table:style-name="ce45" office:value-type="float" office:value="2528.88888888889" calcext:value-type="float">
            <text:p>( 2,529 <text:s/>)</text:p>
          </table:table-cell>
          <table:table-cell table:style-name="ce45" office:value-type="float" office:value="245461.96832476" calcext:value-type="float">
            <text:p>( 245,462 <text:s/>)</text:p>
          </table:table-cell>
          <table:table-cell table:number-columns-repeated="2" table:style-name="ce45" office:value-type="float" office:value="160.06648181733" calcext:value-type="float">
            <text:p>( 160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60.06648181733" calcext:value-type="float">
            <text:p>( 16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0622.1111111111" calcext:value-type="float">
            <text:p><text:s/>20,622 <text:s/></text:p>
          </table:table-cell>
          <table:table-cell table:style-name="ce42" office:value-type="float" office:value="19095.1111111111" calcext:value-type="float">
            <text:p><text:s/>19,095 <text:s/></text:p>
          </table:table-cell>
          <table:table-cell table:style-name="ce42" office:value-type="float" office:value="1527" calcext:value-type="float">
            <text:p><text:s/>1,5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89737.1731359511" calcext:value-type="float">
            <text:p><text:s/>89,737 <text:s/></text:p>
          </table:table-cell>
          <table:table-cell table:style-name="ce42" office:value-type="float" office:value="1547.81511111111" calcext:value-type="float">
            <text:p><text:s/>1,548 <text:s/></text:p>
          </table:table-cell>
          <table:table-cell table:style-name="ce42" office:value-type="float" office:value="88189.35802484" calcext:value-type="float">
            <text:p><text:s/>88,189 <text:s/></text:p>
          </table:table-cell>
          <table:table-cell table:style-name="ce42" office:value-type="float" office:value="80.8395725945256" calcext:value-type="float">
            <text:p><text:s/>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.8395725945256" calcext:value-type="float">
            <text:p><text:s/>8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1338.518" calcext:value-type="float">
            <text:p><text:s/>41,339 <text:s/></text:p>
          </table:table-cell>
          <table:table-cell table:style-name="ce42" office:value-type="float" office:value="9376.576" calcext:value-type="float">
            <text:p><text:s/>9,377 <text:s/></text:p>
          </table:table-cell>
          <table:table-cell table:style-name="ce42" office:value-type="float" office:value="31961.942" calcext:value-type="float">
            <text:p><text:s/>31,96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4833.3634444445" calcext:value-type="float">
            <text:p><text:s/>54,833 <text:s/></text:p>
          </table:table-cell>
          <table:table-cell table:style-name="ce42" office:value-type="float" office:value="2139.90044444444" calcext:value-type="float">
            <text:p><text:s/>2,140 <text:s/></text:p>
          </table:table-cell>
          <table:table-cell table:style-name="ce42" office:value-type="float" office:value="52693.463" calcext:value-type="float">
            <text:p><text:s/>52,6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22999.816777778" calcext:value-type="float">
            <text:p><text:s/>123,000 <text:s/></text:p>
          </table:table-cell>
          <table:table-cell table:style-name="ce46" office:value-type="float" office:value="8060.96177777778" calcext:value-type="float">
            <text:p><text:s/>8,061 <text:s/></text:p>
          </table:table-cell>
          <table:table-cell table:style-name="ce46" office:value-type="float" office:value="114938.855" calcext:value-type="float">
            <text:p><text:s/>114,939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54912.537111111" calcext:value-type="float">
            <text:p><text:s/>254,913 <text:s/></text:p>
          </table:table-cell>
          <table:table-cell table:style-name="ce42" office:value-type="float" office:value="172412.879111111" calcext:value-type="float">
            <text:p><text:s/>172,413 <text:s/></text:p>
          </table:table-cell>
          <table:table-cell table:style-name="ce42" office:value-type="float" office:value="82499.658" calcext:value-type="float">
            <text:p><text:s/>82,5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433.5824444444" calcext:value-type="float">
            <text:p><text:s/>16,434 <text:s/></text:p>
          </table:table-cell>
          <table:table-cell table:style-name="ce42" office:value-type="float" office:value="1040.15644444444" calcext:value-type="float">
            <text:p><text:s/>1,040 <text:s/></text:p>
          </table:table-cell>
          <table:table-cell table:style-name="ce42" office:value-type="float" office:value="15393.426" calcext:value-type="float">
            <text:p><text:s/>15,39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38478.954666667" calcext:value-type="float">
            <text:p><text:s/>238,479 <text:s/></text:p>
          </table:table-cell>
          <table:table-cell table:style-name="ce42" office:value-type="float" office:value="171372.722666667" calcext:value-type="float">
            <text:p><text:s/>171,373 <text:s/></text:p>
          </table:table-cell>
          <table:table-cell table:style-name="ce42" office:value-type="float" office:value="67106.232" calcext:value-type="float">
            <text:p><text:s/>67,10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85180.2968888889" calcext:value-type="float">
            <text:p>( 85,180 <text:s/>)</text:p>
          </table:table-cell>
          <table:table-cell table:style-name="ce45" office:value-type="float" office:value="77464.1368888889" calcext:value-type="float">
            <text:p>( 77,464 <text:s/>)</text:p>
          </table:table-cell>
          <table:table-cell table:style-name="ce45" office:value-type="float" office:value="7716.16" calcext:value-type="float">
            <text:p>( 7,716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60133.3642222222" calcext:value-type="float">
            <text:p>( 60,133 <text:s/>)</text:p>
          </table:table-cell>
          <table:table-cell table:style-name="ce47" office:value-type="float" office:value="33422.2222222222" calcext:value-type="float">
            <text:p>( 33,422 <text:s/>)</text:p>
          </table:table-cell>
          <table:table-cell table:style-name="ce47" office:value-type="float" office:value="26711.142" calcext:value-type="float">
            <text:p>( 26,711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83762.804361738" calcext:value-type="float">
            <text:p><text:s/>483,763 <text:s/></text:p>
          </table:table-cell>
          <table:table-cell table:style-name="ce42" office:value-type="float" office:value="20784.9137777778" calcext:value-type="float">
            <text:p><text:s/>20,785 <text:s/></text:p>
          </table:table-cell>
          <table:table-cell table:style-name="ce42" office:value-type="float" office:value="462977.89058396" calcext:value-type="float">
            <text:p><text:s/>462,97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09686.744361738" calcext:value-type="float">
            <text:p><text:s/>409,687 <text:s/></text:p>
          </table:table-cell>
          <table:table-cell table:style-name="ce42" office:value-type="float" office:value="15664.9137777778" calcext:value-type="float">
            <text:p><text:s/>15,665 <text:s/></text:p>
          </table:table-cell>
          <table:table-cell table:style-name="ce42" office:value-type="float" office:value="394021.83058396" calcext:value-type="float">
            <text:p><text:s/>394,0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74076.06" calcext:value-type="float">
            <text:p><text:s/>74,076 <text:s/></text:p>
          </table:table-cell>
          <table:table-cell table:style-name="ce42" office:value-type="float" office:value="5120" calcext:value-type="float">
            <text:p><text:s/>5,120 <text:s/></text:p>
          </table:table-cell>
          <table:table-cell table:style-name="ce42" office:value-type="float" office:value="68956.06" calcext:value-type="float">
            <text:p><text:s/>68,95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57740.3597777778" calcext:value-type="float">
            <text:p>( 57,740 <text:s/>)</text:p>
          </table:table-cell>
          <table:table-cell table:style-name="ce45" office:value-type="float" office:value="1025.77777777778" calcext:value-type="float">
            <text:p>( 1,026 <text:s/>)</text:p>
          </table:table-cell>
          <table:table-cell table:style-name="ce45" office:value-type="float" office:value="56714.582" calcext:value-type="float">
            <text:p>( 56,71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153565.136666667" calcext:value-type="float">
            <text:p><text:s/>153,565 <text:s/></text:p>
          </table:table-cell>
          <table:table-cell table:style-name="ce42" office:value-type="float" office:value="17686.4746666667" calcext:value-type="float">
            <text:p><text:s/>17,686 <text:s/></text:p>
          </table:table-cell>
          <table:table-cell table:style-name="ce42" office:value-type="float" office:value="135878.662" calcext:value-type="float">
            <text:p><text:s/>135,8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8677.562" calcext:value-type="float">
            <text:p><text:s/>8,678 <text:s/></text:p>
          </table:table-cell>
          <table:table-cell table:style-name="ce46" office:value-type="float" office:value="4842.192" calcext:value-type="float">
            <text:p><text:s/>4,842 <text:s/></text:p>
          </table:table-cell>
          <table:table-cell table:style-name="ce46" office:value-type="float" office:value="3835.37" calcext:value-type="float">
            <text:p><text:s/>3,835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223789.747888889" calcext:value-type="float">
            <text:p><text:s/>223,790 <text:s/></text:p>
          </table:table-cell>
          <table:table-cell table:style-name="ce42" office:value-type="float" office:value="83218.2648888889" calcext:value-type="float">
            <text:p><text:s/>83,218 <text:s/></text:p>
          </table:table-cell>
          <table:table-cell table:style-name="ce42" office:value-type="float" office:value="140571.483" calcext:value-type="float">
            <text:p><text:s/>140,5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75070.7805555556" calcext:value-type="float">
            <text:p><text:s/>75,071 <text:s/></text:p>
          </table:table-cell>
          <table:table-cell table:style-name="ce42" office:value-type="float" office:value="12609.5715555556" calcext:value-type="float">
            <text:p><text:s/>12,610 <text:s/></text:p>
          </table:table-cell>
          <table:table-cell table:style-name="ce42" office:value-type="float" office:value="62461.209" calcext:value-type="float">
            <text:p><text:s/>62,46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37314.9721111111" calcext:value-type="float">
            <text:p><text:s/>37,315 <text:s/></text:p>
          </table:table-cell>
          <table:table-cell table:style-name="ce42" office:value-type="float" office:value="19431.0791111111" calcext:value-type="float">
            <text:p><text:s/>19,431 <text:s/></text:p>
          </table:table-cell>
          <table:table-cell table:style-name="ce42" office:value-type="float" office:value="17883.893" calcext:value-type="float">
            <text:p><text:s/>17,8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67108.2991111111" calcext:value-type="float">
            <text:p><text:s/>67,108 <text:s/></text:p>
          </table:table-cell>
          <table:table-cell table:style-name="ce42" office:value-type="float" office:value="4159.11111111111" calcext:value-type="float">
            <text:p><text:s/>4,159 <text:s/></text:p>
          </table:table-cell>
          <table:table-cell table:style-name="ce42" office:value-type="float" office:value="62949.188" calcext:value-type="float">
            <text:p><text:s/>62,94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2368.809911242" calcext:value-type="float">
            <text:p><text:s/>282,369 <text:s/></text:p>
          </table:table-cell>
          <table:table-cell table:style-name="ce42" office:value-type="float" office:value="1186.4988" calcext:value-type="float">
            <text:p><text:s/>1,18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86.4988" calcext:value-type="float">
            <text:p><text:s/>1,186 <text:s/></text:p>
          </table:table-cell>
          <table:table-cell table:style-name="ce42" office:value-type="float" office:value="281182.311111242" calcext:value-type="float">
            <text:p><text:s/>281,1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style-name="ce43" office:value-type="float" office:value="40500.1014444444" calcext:value-type="float">
            <text:p><text:s/>40,500 <text:s/></text:p>
          </table:table-cell>
          <table:table-cell table:style-name="ce43" office:value-type="float" office:value="3087.67644444444" calcext:value-type="float">
            <text:p><text:s/>3,088 <text:s/></text:p>
          </table:table-cell>
          <table:table-cell table:style-name="ce43" office:value-type="float" office:value="37412.425" calcext:value-type="float">
            <text:p><text:s/>37,412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3100.021" calcext:value-type="float">
            <text:p><text:s/>3,1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00.021" calcext:value-type="float">
            <text:p><text:s/>3,1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3100.021" calcext:value-type="float">
            <text:p><text:s/>3,1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00.021" calcext:value-type="float">
            <text:p><text:s/>3,1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52384.792333333" calcext:value-type="float">
            <text:p><text:s/>452,385 <text:s/></text:p>
          </table:table-cell>
          <table:table-cell table:style-name="ce42" office:value-type="float" office:value="325751.229333333" calcext:value-type="float">
            <text:p><text:s/>325,751 <text:s/></text:p>
          </table:table-cell>
          <table:table-cell table:style-name="ce42" office:value-type="float" office:value="126633.563" calcext:value-type="float">
            <text:p><text:s/>126,6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393291.616111111" calcext:value-type="float">
            <text:p><text:s/>393,292 <text:s/></text:p>
          </table:table-cell>
          <table:table-cell table:style-name="ce42" office:value-type="float" office:value="277282.319111111" calcext:value-type="float">
            <text:p><text:s/>277,282 <text:s/></text:p>
          </table:table-cell>
          <table:table-cell table:style-name="ce42" office:value-type="float" office:value="116009.297" calcext:value-type="float">
            <text:p><text:s/>116,0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24.962777777778" calcext:value-type="float">
            <text:p><text:s/>325 <text:s/></text:p>
          </table:table-cell>
          <table:table-cell table:style-name="ce42" office:value-type="float" office:value="303.585777777778" calcext:value-type="float">
            <text:p><text:s/>304 <text:s/></text:p>
          </table:table-cell>
          <table:table-cell table:style-name="ce42" office:value-type="float" office:value="21.377" calcext:value-type="float">
            <text:p><text:s/>2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style-name="ce42" office:value-type="float" office:value="35334.9576666667" calcext:value-type="float">
            <text:p><text:s/>35,335 <text:s/></text:p>
          </table:table-cell>
          <table:table-cell table:style-name="ce42" office:value-type="float" office:value="27696.6026666667" calcext:value-type="float">
            <text:p><text:s/>27,697 <text:s/></text:p>
          </table:table-cell>
          <table:table-cell table:style-name="ce42" office:value-type="float" office:value="7638.355" calcext:value-type="float">
            <text:p><text:s/>7,6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8239.6628888889" calcext:value-type="float">
            <text:p><text:s/>18,240 <text:s/></text:p>
          </table:table-cell>
          <table:table-cell table:style-name="ce42" office:value-type="float" office:value="15275.1288888889" calcext:value-type="float">
            <text:p><text:s/>15,275 <text:s/></text:p>
          </table:table-cell>
          <table:table-cell table:style-name="ce42" office:value-type="float" office:value="2964.534" calcext:value-type="float">
            <text:p><text:s/>2,9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5193.59288888889" calcext:value-type="float">
            <text:p><text:s/>5,19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22841.853111111" calcext:value-type="float">
            <text:p><text:s/>722,842 <text:s/></text:p>
          </table:table-cell>
          <table:table-cell table:style-name="ce44" office:value-type="float" office:value="669395.335111111" calcext:value-type="float">
            <text:p><text:s/>669,395 <text:s/></text:p>
          </table:table-cell>
          <table:table-cell table:style-name="ce44" office:value-type="float" office:value="53446.518" calcext:value-type="float">
            <text:p><text:s/>53,44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73070138.567536" calcext:value-type="float">
            <text:p><text:s/>73,070,139 <text:s/></text:p>
          </table:table-cell>
          <table:table-cell table:style-name="ce42" office:value-type="float" office:value="19356" calcext:value-type="float">
            <text:p><text:s/>19,356 <text:s/></text:p>
          </table:table-cell>
          <table:table-cell table:style-name="ce42" office:value-type="float" office:value="73050782.567536" calcext:value-type="float">
            <text:p><text:s/>73,050,783 <text:s/></text:p>
          </table:table-cell>
          <table:table-cell table:style-name="ce42" office:value-type="float" office:value="3575267.634712" calcext:value-type="float">
            <text:p><text:s/>3,575,268 <text:s/></text:p>
          </table:table-cell>
          <table:table-cell table:style-name="ce42" office:value-type="float" office:value="249780.397279" calcext:value-type="float">
            <text:p><text:s/>249,780 <text:s/></text:p>
          </table:table-cell>
          <table:table-cell table:style-name="ce42" office:value-type="float" office:value="231914.557966" calcext:value-type="float">
            <text:p><text:s/>231,9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865.839313" calcext:value-type="float">
            <text:p><text:s/>17,866 <text:s/></text:p>
          </table:table-cell>
          <table:table-cell table:style-name="ce42" office:value-type="float" office:value="3325487.237433" calcext:value-type="float">
            <text:p><text:s/>3,325,4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2479138.466" calcext:value-type="float">
            <text:p><text:s/>72,479,1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479138.466" calcext:value-type="float">
            <text:p><text:s/>72,479,1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658.253477" calcext:value-type="float">
            <text:p><text:s/>50,6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0658.253477" calcext:value-type="float">
            <text:p><text:s/>50,6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591000.101536" calcext:value-type="float">
            <text:p><text:s/>591,000 <text:s/></text:p>
          </table:table-cell>
          <table:table-cell table:style-name="ce42" office:value-type="float" office:value="19356" calcext:value-type="float">
            <text:p><text:s/>19,356 <text:s/></text:p>
          </table:table-cell>
          <table:table-cell table:style-name="ce42" office:value-type="float" office:value="571644.101536" calcext:value-type="float">
            <text:p><text:s/>571,644 <text:s/></text:p>
          </table:table-cell>
          <table:table-cell table:style-name="ce42" office:value-type="float" office:value="3524609.381235" calcext:value-type="float">
            <text:p><text:s/>3,524,609 <text:s/></text:p>
          </table:table-cell>
          <table:table-cell table:style-name="ce42" office:value-type="float" office:value="249780.397279" calcext:value-type="float">
            <text:p><text:s/>249,780 <text:s/></text:p>
          </table:table-cell>
          <table:table-cell table:style-name="ce42" office:value-type="float" office:value="231914.557966" calcext:value-type="float">
            <text:p><text:s/>231,9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865.839313" calcext:value-type="float">
            <text:p><text:s/>17,866 <text:s/></text:p>
          </table:table-cell>
          <table:table-cell table:style-name="ce42" office:value-type="float" office:value="3274828.983956" calcext:value-type="float">
            <text:p><text:s/>3,274,8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579.273636" calcext:value-type="float">
            <text:p><text:s/>84,5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579.273636" calcext:value-type="float">
            <text:p><text:s/>84,57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4579.273636" calcext:value-type="float">
            <text:p><text:s/>84,57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4579.273636" calcext:value-type="float">
            <text:p><text:s/>84,579 <text:s/></text:p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412595.694386667" calcext:value-type="float">
            <text:p><text:s/>412,596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0526.1589933333" calcext:value-type="float">
            <text:p><text:s/>50,526 <text:s/></text:p>
          </table:table-cell>
          <table:table-cell table:style-name="ce41" office:value-type="float" office:value="143379.61882" calcext:value-type="float">
            <text:p><text:s/>143,380 <text:s/></text:p>
          </table:table-cell>
          <table:table-cell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2273963.2055556" calcext:value-type="float">
            <text:p><text:s/>12,273,96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2273963.2055556" calcext:value-type="float">
            <text:p><text:s/>12,273,963 <text:s/></text:p>
          </table:table-cell>
          <table:table-cell table:style-name="ce43" office:value-type="float" office:value="412595.694386667" calcext:value-type="float">
            <text:p><text:s/>412,59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0526.1589933333" calcext:value-type="float">
            <text:p><text:s/>50,526 <text:s/></text:p>
          </table:table-cell>
          <table:table-cell table:style-name="ce43" office:value-type="float" office:value="143379.61882" calcext:value-type="float">
            <text:p><text:s/>143,380 <text:s/></text:p>
          </table:table-cell>
          <table:table-cell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1" calcext:value-type="float">
            <text:p><text:s/>-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0.000000000001" calcext:value-type="float">
            <text:p><text:s/>-0 <text:s/></text:p>
          </table:table-cell>
          <table:table-cell table:style-name="ce43" office:value-type="float" office:value="-9197.64085111156" calcext:value-type="float">
            <text:p><text:s/>-9,1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273963.2055556" calcext:value-type="float">
            <text:p><text:s/>12,273,963 <text:s/></text:p>
          </table:table-cell>
          <table:table-cell table:style-name="ce42" office:value-type="float" office:value="710840.82772" calcext:value-type="float">
            <text:p><text:s/>710,8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0526.1589933333" calcext:value-type="float">
            <text:p><text:s/>50,526 <text:s/></text:p>
          </table:table-cell>
          <table:table-cell table:style-name="ce42" office:value-type="float" office:value="143379.61882" calcext:value-type="float">
            <text:p><text:s/>143,380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2273963.2055556" calcext:value-type="float">
            <text:p><text:s/>12,273,963 <text:s/></text:p>
          </table:table-cell>
          <table:table-cell table:style-name="ce42" office:value-type="float" office:value="710840.82772" calcext:value-type="float">
            <text:p><text:s/>710,8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89.63912666667" calcext:value-type="float">
            <text:p><text:s/>4,090 <text:s/></text:p>
          </table:table-cell>
          <table:table-cell table:style-name="ce42" office:value-type="float" office:value="142708.542473333" calcext:value-type="float">
            <text:p><text:s/>142,709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6436.5198666667" calcext:value-type="float">
            <text:p><text:s/>46,437 <text:s/></text:p>
          </table:table-cell>
          <table:table-cell table:style-name="ce42" office:value-type="float" office:value="671.076346666667" calcext:value-type="float">
            <text:p><text:s/>671 <text:s/></text:p>
          </table:table-cell>
          <table:table-cell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8245.133333333" calcext:value-type="float">
            <text:p><text:s/>298,2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840998.2761422" calcext:value-type="float">
            <text:p><text:s/>24,840,9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8245.133333333" calcext:value-type="float">
            <text:p><text:s/>298,24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840998.2761422" calcext:value-type="float">
            <text:p><text:s/>24,840,9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00358.78327333" calcext:value-type="float">
            <text:p><text:s/>1,800,3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7.2973577777778" calcext:value-type="float">
            <text:p><text:s/>8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18.04557777778" calcext:value-type="float">
            <text:p><text:s/>1,91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0805.11456" calcext:value-type="float">
            <text:p><text:s/>310,80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80422.858886667" calcext:value-type="float">
            <text:p><text:s/>880,4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0665.382222222" calcext:value-type="float">
            <text:p><text:s/>350,6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0718.903468889" calcext:value-type="float">
            <text:p><text:s/>210,7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5741.1812" calcext:value-type="float">
            <text:p><text:s/>45,7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56159.076504444" calcext:value-type="float">
            <text:p><text:s/>856,1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2193678.0572156" calcext:value-type="float">
            <text:p><text:s/>22,193,6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2193678.0572156" calcext:value-type="float">
            <text:p><text:s/>22,193,6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035169.3258133" calcext:value-type="float">
            <text:p><text:s/>13,035,1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332.4676333333" calcext:value-type="float">
            <text:p><text:s/>45,33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1098.012237778" calcext:value-type="float">
            <text:p><text:s/>371,0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5210.045682222" calcext:value-type="float">
            <text:p><text:s/>525,2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877.09598" calcext:value-type="float">
            <text:p><text:s/>20,87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187.8534422222" calcext:value-type="float">
            <text:p><text:s/>39,1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5953.390124444" calcext:value-type="float">
            <text:p><text:s/>335,9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573.5623044444" calcext:value-type="float">
            <text:p><text:s/>53,5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06256.87921333" calcext:value-type="float">
            <text:p><text:s/>2,706,2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81788.1192" calcext:value-type="float">
            <text:p><text:s/>1,881,7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7884.1095711111" calcext:value-type="float">
            <text:p>( 27,884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699625.30426667" calcext:value-type="float">
            <text:p>( 1,699,62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3211.19548" calcext:value-type="float">
            <text:p><text:s/>533,21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7413.682668889" calcext:value-type="float">
            <text:p><text:s/>207,41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83843.8818644444" calcext:value-type="float">
            <text:p><text:s/>83,8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4207.288853333" calcext:value-type="float">
            <text:p><text:s/>294,2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6736.953648889" calcext:value-type="float">
            <text:p><text:s/>116,7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488907.473797778" calcext:value-type="float">
            <text:p><text:s/>488,9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8744.360202222" calcext:value-type="float">
            <text:p><text:s/>548,7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3329.611162222" calcext:value-type="float">
            <text:p><text:s/>193,3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5414.74904" calcext:value-type="float">
            <text:p><text:s/>355,41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34266.7542755556" calcext:value-type="float">
            <text:p>( 34,26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47" office:value-type="float" office:value="235812.539028889" calcext:value-type="float">
            <text:p>( 235,813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35972.89981778" calcext:value-type="float">
            <text:p><text:s/>1,635,9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20171.63763556" calcext:value-type="float">
            <text:p><text:s/>1,520,17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5801.262182222" calcext:value-type="float">
            <text:p><text:s/>115,80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62219.1376222222" calcext:value-type="float">
            <text:p>( 62,21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5199.811886667" calcext:value-type="float">
            <text:p><text:s/>675,2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11861.849297778" calcext:value-type="float">
            <text:p><text:s/>211,8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198901.64210444" calcext:value-type="float">
            <text:p><text:s/>4,198,9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81726.76106" calcext:value-type="float">
            <text:p><text:s/>2,881,72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8829.314873333" calcext:value-type="float">
            <text:p><text:s/>238,8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6961.166964444" calcext:value-type="float">
            <text:p><text:s/>136,9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265.5565533333" calcext:value-type="float">
            <text:p><text:s/>96,2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5298.762415556" calcext:value-type="float">
            <text:p><text:s/>235,29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9792.93878" calcext:value-type="float">
            <text:p><text:s/>59,7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0082.613388889" calcext:value-type="float">
            <text:p><text:s/>130,0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6262.415988889" calcext:value-type="float">
            <text:p><text:s/>126,2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20.1974" calcext:value-type="float">
            <text:p><text:s/>3,8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0702.698704444" calcext:value-type="float">
            <text:p><text:s/>270,70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2148.060008889" calcext:value-type="float">
            <text:p><text:s/>182,14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8554.6386955556" calcext:value-type="float">
            <text:p><text:s/>88,55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40287.12767733" calcext:value-type="float">
            <text:p><text:s/>4,440,28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00654.28642" calcext:value-type="float">
            <text:p><text:s/>500,65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80940.066846667" calcext:value-type="float">
            <text:p><text:s/>280,9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2040.852022222" calcext:value-type="float">
            <text:p><text:s/>132,0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5582.59726" calcext:value-type="float">
            <text:p><text:s/>75,5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5693.149137778" calcext:value-type="float">
            <text:p><text:s/>135,6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240.0401088889" calcext:value-type="float">
            <text:p><text:s/>98,2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9701.995448889" calcext:value-type="float">
            <text:p><text:s/>129,7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9868.587273333" calcext:value-type="float">
            <text:p><text:s/>789,86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5142.506001778" calcext:value-type="float">
            <text:p><text:s/>515,1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782423.04715778" calcext:value-type="float">
            <text:p><text:s/>1,782,4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317436.29163156" calcext:value-type="float">
            <text:p><text:s/>4,317,43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42388975" calcext:value-type="float">
            <text:p><text:s/>42,388,975 <text:s/></text:p>
          </table:table-cell>
          <table:table-cell table:style-name="ce42" office:value-type="float" office:value="7439031.918" calcext:value-type="float">
            <text:p><text:s/>7,439,0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8762.129" calcext:value-type="float">
            <text:p><text:s/>528,762 <text:s/></text:p>
          </table:table-cell>
          <table:table-cell table:style-name="ce42" office:value-type="float" office:value="1500484.383" calcext:value-type="float">
            <text:p><text:s/>1,500,48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2388975" calcext:value-type="float">
            <text:p><text:s/>42,388,975 <text:s/></text:p>
          </table:table-cell>
          <table:table-cell table:style-name="ce42" office:value-type="float" office:value="7439031.918" calcext:value-type="float">
            <text:p><text:s/>7,439,0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798.549" calcext:value-type="float">
            <text:p><text:s/>42,799 <text:s/></text:p>
          </table:table-cell>
          <table:table-cell table:style-name="ce42" office:value-type="float" office:value="1493461.491" calcext:value-type="float">
            <text:p><text:s/>1,493,46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5963.58" calcext:value-type="float">
            <text:p><text:s/>485,964 <text:s/></text:p>
          </table:table-cell>
          <table:table-cell table:style-name="ce42" office:value-type="float" office:value="7022.892" calcext:value-type="float">
            <text:p><text:s/>7,0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3年(西元2014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12151" calcext:value-type="float">
            <text:p><text:s/>112,151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2856134.10114125" calcext:value-type="float">
            <text:p><text:s/>2,856,134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5675841.328279" calcext:value-type="float">
            <text:p><text:s/>145,675,841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542477.6887001" calcext:value-type="float">
            <text:p><text:s/>19,542,478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3819.86666667" calcext:value-type="float">
            <text:p><text:s/>1,303,820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66592.88888889" calcext:value-type="float">
            <text:p><text:s/>2,666,593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18271.622140141" calcext:value-type="float">
            <text:p><text:s/>718,272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2151" calcext:value-type="float">
            <text:p><text:s/>112,15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24300813.363024" calcext:value-type="float">
            <text:p><text:s/>124,300,813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88173.092604" calcext:value-type="float">
            <text:p><text:s/>25,488,173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35" calcext:value-type="float">
            <text:p><text:s/>0 <text:s/></text:p>
          </table:table-cell>
          <table:table-cell table:style-name="ce43" office:value-type="float" office:value="423434.381094085" calcext:value-type="float">
            <text:p><text:s/>423,434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412434.286905" calcext:value-type="float">
            <text:p><text:s/>124,412,434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05036.33740111" calcext:value-type="float">
            <text:p><text:s/>6,805,036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948347.55444444" calcext:value-type="float">
            <text:p><text:s/>5,948,348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747093.8816203" calcext:value-type="float">
            <text:p><text:s/>49,747,094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760335.5578721" calcext:value-type="float">
            <text:p><text:s/>49,760,336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107.5962133333" calcext:value-type="float">
            <text:p><text:s/>47,108 <text:s/></text:p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8125.708333333" calcext:value-type="float">
            <text:p><text:s/>838,126 <text:s/></text:p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266387.6510206" calcext:value-type="float">
            <text:p><text:s/>11,266,388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6705.68244444" calcext:value-type="float">
            <text:p><text:s/>1,896,706 <text:s/></text:p>
          </table:table-cell>
          <table:table-cell table:style-name="ce42" office:value-type="float" office:value="112760022.517464" calcext:value-type="float">
            <text:p><text:s/>112,760,023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96705.68244444" calcext:value-type="float">
            <text:p><text:s/>1,896,706 <text:s/></text:p>
          </table:table-cell>
          <table:table-cell table:style-name="ce42" office:value-type="float" office:value="87617413.6945949" calcext:value-type="float">
            <text:p><text:s/>87,617,414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5142608.8228693" calcext:value-type="float">
            <text:p><text:s/>25,142,609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3279.2406" calcext:value-type="float">
            <text:p><text:s/>483,279 <text:s/></text:p>
          </table:table-cell>
          <table:table-cell table:style-name="ce42" office:value-type="float" office:value="7184215.47022867" calcext:value-type="float">
            <text:p><text:s/>7,184,215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6.63069111111" calcext:value-type="float">
            <text:p><text:s/>2,637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1707.312666667" calcext:value-type="float">
            <text:p><text:s/>651,707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7535.634" calcext:value-type="float">
            <text:p><text:s/>657,536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2.44557777778" calcext:value-type="float">
            <text:p><text:s/>1,972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3279.2406" calcext:value-type="float">
            <text:p><text:s/>483,279 <text:s/></text:p>
          </table:table-cell>
          <table:table-cell table:style-name="ce42" office:value-type="float" office:value="4370461.97103572" calcext:value-type="float">
            <text:p><text:s/>4,370,462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1755.829553333" calcext:value-type="float">
            <text:p><text:s/>891,756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0665.382222222" calcext:value-type="float">
            <text:p><text:s/>350,665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0718.903468889" calcext:value-type="float">
            <text:p><text:s/>210,719 <text:s/></text:p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6761.3610129498" calcext:value-type="float">
            <text:p><text:s/>46,761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985691.654504445" calcext:value-type="float">
            <text:p><text:s/>985,692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12151" calcext:value-type="float">
            <text:p><text:s/>112,151 <text:s/></text:p>
          </table:table-cell>
          <table:table-cell table:style-name="ce44" office:value-type="float" office:value="1413426.44184444" calcext:value-type="float">
            <text:p><text:s/>1,413,426 <text:s/></text:p>
          </table:table-cell>
          <table:table-cell table:style-name="ce44" office:value-type="float" office:value="78566886.9951518" calcext:value-type="float">
            <text:p><text:s/>78,566,887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12151" calcext:value-type="float">
            <text:p><text:s/>112,151 <text:s/></text:p>
          </table:table-cell>
          <table:table-cell table:style-name="ce44" office:value-type="float" office:value="1413426.44184444" calcext:value-type="float">
            <text:p><text:s/>1,413,426 <text:s/></text:p>
          </table:table-cell>
          <table:table-cell table:style-name="ce44" office:value-type="float" office:value="53138554.0219649" calcext:value-type="float">
            <text:p><text:s/>53,138,554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13426.44184444" calcext:value-type="float">
            <text:p><text:s/>1,413,426 <text:s/></text:p>
          </table:table-cell>
          <table:table-cell table:style-name="ce42" office:value-type="float" office:value="26915796.2741882" calcext:value-type="float">
            <text:p><text:s/>26,915,796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881.0475111111" calcext:value-type="float">
            <text:p><text:s/>82,881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764.0998518519" calcext:value-type="float">
            <text:p><text:s/>18,764 <text:s/></text:p>
          </table:table-cell>
          <table:table-cell table:style-name="ce42" office:value-type="float" office:value="763869.303567818" calcext:value-type="float">
            <text:p><text:s/>763,869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745.8781481481" calcext:value-type="float">
            <text:p><text:s/>45,746 <text:s/></text:p>
          </table:table-cell>
          <table:table-cell table:style-name="ce42" office:value-type="float" office:value="1466999.32854996" calcext:value-type="float">
            <text:p><text:s/>1,466,999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245.3056966667" calcext:value-type="float">
            <text:p><text:s/>46,245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739.6466633333" calcext:value-type="float">
            <text:p><text:s/>46,740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58.8086666667" calcext:value-type="float">
            <text:p><text:s/>17,259 <text:s/></text:p>
          </table:table-cell>
          <table:table-cell table:style-name="ce42" office:value-type="float" office:value="1214617.47315947" calcext:value-type="float">
            <text:p><text:s/>1,214,617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943.1616977778" calcext:value-type="float">
            <text:p><text:s/>61,943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8187.0205" calcext:value-type="float">
            <text:p><text:s/>1,278,187 <text:s/></text:p>
          </table:table-cell>
          <table:table-cell table:style-name="ce42" office:value-type="float" office:value="7628904.35785819" calcext:value-type="float">
            <text:p><text:s/>7,628,904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78187.0205" calcext:value-type="float">
            <text:p><text:s/>1,278,187 <text:s/></text:p>
          </table:table-cell>
          <table:table-cell table:style-name="ce42" office:value-type="float" office:value="5652824.32042844" calcext:value-type="float">
            <text:p><text:s/>5,652,824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4261.25402" calcext:value-type="float">
            <text:p>( 14,261 <text:s/>)</text:p>
          </table:table-cell>
          <table:table-cell table:style-name="ce45" office:value-type="float" office:value="762450.444792835" calcext:value-type="float">
            <text:p>( 762,450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1263925.76648" calcext:value-type="float">
            <text:p>( 1,263,926 <text:s/>)</text:p>
          </table:table-cell>
          <table:table-cell table:style-name="ce45" office:value-type="float" office:value="4735683.43694005" calcext:value-type="float">
            <text:p>( 4,735,683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11.733333333333" calcext:value-type="float">
            <text:p>( 412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8044.76546448" calcext:value-type="float">
            <text:p><text:s/>1,248,045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1860.389387496" calcext:value-type="float">
            <text:p><text:s/>491,860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36174.882577778" calcext:value-type="float">
            <text:p><text:s/>236,175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55076.935434444" calcext:value-type="float">
            <text:p><text:s/>455,077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3150.485113333" calcext:value-type="float">
            <text:p><text:s/>223,150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683058.650812222" calcext:value-type="float">
            <text:p><text:s/>683,059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54638.30076778" calcext:value-type="float">
            <text:p><text:s/>2,654,638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90163.40057556" calcext:value-type="float">
            <text:p><text:s/>1,590,163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4474.90019222" calcext:value-type="float">
            <text:p><text:s/>1,064,475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5250.329297778" calcext:value-type="float">
            <text:p>( 125,250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99137.102851111" calcext:value-type="float">
            <text:p>( 299,137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922.9189" calcext:value-type="float">
            <text:p><text:s/>7,923 <text:s/></text:p>
          </table:table-cell>
          <table:table-cell table:style-name="ce42" office:value-type="float" office:value="4345470.47848871" calcext:value-type="float">
            <text:p><text:s/>4,345,470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753.75134" calcext:value-type="float">
            <text:p><text:s/>4,754 <text:s/></text:p>
          </table:table-cell>
          <table:table-cell table:style-name="ce42" office:value-type="float" office:value="4104110.34374649" calcext:value-type="float">
            <text:p><text:s/>4,104,110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69.16756" calcext:value-type="float">
            <text:p><text:s/>3,169 <text:s/></text:p>
          </table:table-cell>
          <table:table-cell table:style-name="ce42" office:value-type="float" office:value="241360.134742222" calcext:value-type="float">
            <text:p><text:s/>241,360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169.16756" calcext:value-type="float">
            <text:p>( 3,169 <text:s/>)</text:p>
          </table:table-cell>
          <table:table-cell table:style-name="ce45" office:value-type="float" office:value="130808.931876667" calcext:value-type="float">
            <text:p>( 130,809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1684.973111111" calcext:value-type="float">
            <text:p><text:s/>891,685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229858.834581111" calcext:value-type="float">
            <text:p><text:s/>229,859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547.7157777778" calcext:value-type="float">
            <text:p><text:s/>45,548 <text:s/></text:p>
          </table:table-cell>
          <table:table-cell table:style-name="ce42" office:value-type="float" office:value="4679692.39689283" calcext:value-type="float">
            <text:p><text:s/>4,679,692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547.7157777778" calcext:value-type="float">
            <text:p><text:s/>45,548 <text:s/></text:p>
          </table:table-cell>
          <table:table-cell table:style-name="ce42" office:value-type="float" office:value="3002345.25739333" calcext:value-type="float">
            <text:p><text:s/>3,002,345 <text:s/></text:p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2091.982922222" calcext:value-type="float">
            <text:p><text:s/>312,092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6961.166964444" calcext:value-type="float">
            <text:p><text:s/>136,961 <text:s/></text:p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0021.189621111" calcext:value-type="float">
            <text:p><text:s/>260,021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18445.98566015" calcext:value-type="float">
            <text:p><text:s/>518,446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532.454923333" calcext:value-type="float">
            <text:p><text:s/>132,532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0912.8141911111" calcext:value-type="float">
            <text:p><text:s/>80,913 <text:s/></text:p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142426.6281561" calcext:value-type="float">
            <text:p><text:s/>13,142,427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889.7777777778" calcext:value-type="float">
            <text:p><text:s/>98,890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724131.7036561" calcext:value-type="float">
            <text:p><text:s/>12,724,132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3979.615988889" calcext:value-type="float">
            <text:p><text:s/>153,980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20.1974" calcext:value-type="float">
            <text:p><text:s/>3,820 <text:s/></text:p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1605.333333333" calcext:value-type="float">
            <text:p><text:s/>161,605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4814.722531111" calcext:value-type="float">
            <text:p><text:s/>754,815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4658.350502222" calcext:value-type="float">
            <text:p><text:s/>284,658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70156.372028889" calcext:value-type="float">
            <text:p><text:s/>470,156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364.53" calcext:value-type="float">
            <text:p><text:s/>3,3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64018.4056943" calcext:value-type="float">
            <text:p><text:s/>5,964,018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0654.28642" calcext:value-type="float">
            <text:p><text:s/>500,654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61629.52185697" calcext:value-type="float">
            <text:p><text:s/>1,161,630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8908.452022222" calcext:value-type="float">
            <text:p><text:s/>138,908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8669.39726" calcext:value-type="float">
            <text:p><text:s/>88,669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6262.749137778" calcext:value-type="float">
            <text:p><text:s/>146,263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575.33622" calcext:value-type="float">
            <text:p><text:s/>103,575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9701.995448889" calcext:value-type="float">
            <text:p><text:s/>129,702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5203.54494" calcext:value-type="float">
            <text:p><text:s/>825,204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364.53" calcext:value-type="float">
            <text:p><text:s/>3,3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8257.807761778" calcext:value-type="float">
            <text:p><text:s/>938,258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931155.31462667" calcext:value-type="float">
            <text:p><text:s/>1,931,155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108786.47" calcext:value-type="float">
            <text:p><text:s/>108,78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6361497.99139513" calcext:value-type="float">
            <text:p><text:s/>6,361,498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28332.9731869" calcext:value-type="float">
            <text:p><text:s/>25,428,333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28332.9731869" calcext:value-type="float">
            <text:p><text:s/>25,428,333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1253028.7746967" calcext:value-type="float">
            <text:p>( 21,253,029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9963932.773943" calcext:value-type="float">
            <text:p><text:s/>259,963,933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7721274.302" calcext:value-type="float">
            <text:p><text:s/>217,721,274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92986.472" calcext:value-type="float">
            <text:p><text:s/>492,986 <text:s/></text:p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8492.999997" calcext:value-type="float">
            <text:p><text:s/>2,638,493 <text:s/></text:p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111178.999946" calcext:value-type="float">
            <text:p><text:s/>39,111,179 <text:s/></text:p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639722.999962" calcext:value-type="float">
            <text:p><text:s/>22,639,723 <text:s/></text:p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2639722.999962" calcext:value-type="float">
            <text:p><text:s/>22,639,723 <text:s/></text:p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